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fixed"/>
    <style:font-face style:name="Arial1" svg:font-family="Arial" style:font-family-generic="swiss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32cm" fo:min-width="5.282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948cm" fo:min-width="5.69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5.698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98cm" fo:min-width="3.44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cm" fo:min-width="0.5cm"/>
    </style:style>
    <style:style style:name="gr9" style:family="graphic" style:parent-style-name="objectwithoutfill">
      <style:graphic-properties svg:stroke-width="0.053cm" svg:stroke-color="#000000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75cm" fo:min-width="2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32cm" fo:min-width="7.545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948cm" fo:min-width="6.04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6.04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98cm" fo:min-width="5.461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75cm" fo:min-width="1.613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948cm" fo:min-width="5.461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98cm" fo:min-width="0.448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98cm" fo:min-width="0.748cm" fo:padding-top="0.151cm" fo:padding-bottom="0.151cm" fo:padding-left="0.276cm" fo:padding-right="0.276cm"/>
      <style:paragraph-properties style:writing-mode="lr-tb"/>
    </style:style>
    <style:style style:name="gr19" style:family="graphic" style:parent-style-name="objectwithoutfill">
      <style:graphic-properties draw:stroke="dash" draw:stroke-dash="Dash_20__28_Rounded_29_" svg:stroke-width="0.053cm" svg:stroke-color="#000000" draw:marker-start-width="0.279cm" draw:marker-end="Extrémités_20_de_20_flèche_20_5" draw:marker-end-width="0.379cm" svg:stroke-linecap="round" draw:fill="none" draw:textarea-vertical-align="middle" fo:padding-top="0.026cm" fo:padding-bottom="0.026cm" fo:padding-left="0.026cm" fo:padding-right="0.026cm"/>
    </style:style>
    <style:style style:name="gr20" style:family="graphic" style:parent-style-name="objectwithoutfill">
      <style:graphic-properties draw:stroke="dash" draw:stroke-dash="Dash" svg:stroke-width="0.053cm" svg:stroke-color="#000000" draw:marker-start-width="0.279cm" draw:marker-end="Extrémités_20_de_20_flèche_20_6" draw:marker-end-width="0.379cm" svg:stroke-linecap="butt" draw:fill="none" draw:textarea-vertical-align="middle" fo:padding-top="0.026cm" fo:padding-bottom="0.026cm" fo:padding-left="0.026cm" fo:padding-right="0.02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999cm" fo:min-width="9.45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948cm" fo:min-width="7.261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justify" draw:textarea-vertical-align="middle" draw:auto-grow-height="false" fo:min-height="0.7cm" fo:min-width="0.8cm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0.5cm" fo:min-width="0.5cm"/>
    </style:style>
    <style:style style:name="gr25" style:family="graphic" style:parent-style-name="objectwithoutfill">
      <style:graphic-properties draw:stroke="dash" draw:stroke-dash="Dash_20__28_Rounded_29_" svg:stroke-width="0.081cm" svg:stroke-color="#2a6099" draw:marker-start-width="0.321cm" draw:marker-end="Extrémités_20_de_20_flèche_20_11" draw:marker-end-width="0.421cm" svg:stroke-linecap="round" draw:fill="none" draw:textarea-vertical-align="middle" fo:padding-top="0.04cm" fo:padding-bottom="0.04cm" fo:padding-left="0.04cm" fo:padding-right="0.04cm"/>
    </style:style>
    <style:style style:name="gr26" style:family="graphic" style:parent-style-name="objectwithoutfill">
      <style:graphic-properties draw:stroke="dash" draw:stroke-dash="Dash_20__28_Rounded_29_" svg:stroke-width="0.081cm" svg:stroke-color="#224b12" draw:marker-start-width="0.321cm" draw:marker-end="Extrémités_20_de_20_flèche_20_12" draw:marker-end-width="0.421cm" svg:stroke-linecap="round" draw:fill="none" draw:textarea-vertical-align="middle" fo:padding-top="0.04cm" fo:padding-bottom="0.04cm" fo:padding-left="0.04cm" fo:padding-right="0.04cm"/>
    </style:style>
    <style:style style:name="gr27" style:family="graphic" style:parent-style-name="objectwithoutfill">
      <style:graphic-properties draw:stroke="dash" draw:stroke-dash="Dash_20__28_Rounded_29_" svg:stroke-width="0.081cm" svg:stroke-color="#c9211e" draw:marker-start-width="0.321cm" draw:marker-end="Extrémités_20_de_20_flèche_20_13" draw:marker-end-width="0.421cm" svg:stroke-linecap="round" draw:fill="none" draw:textarea-vertical-align="middle" fo:padding-top="0.04cm" fo:padding-bottom="0.04cm" fo:padding-left="0.04cm" fo:padding-right="0.04cm"/>
    </style:style>
    <style:style style:name="gr28" style:family="graphic" style:parent-style-name="standard">
      <style:graphic-properties draw:stroke="solid" svg:stroke-width="0.081cm" svg:stroke-color="#000000" draw:marker-start-width="0.321cm" draw:marker-end-width="0.321cm" draw:fill="solid" draw:fill-color="#000000" draw:textarea-horizontal-align="justify" draw:textarea-vertical-align="middle" draw:auto-grow-height="false" fo:min-height="0.62cm" fo:min-width="3.92cm" fo:padding-top="0.04cm" fo:padding-bottom="0.04cm" fo:padding-left="0.04cm" fo:padding-right="0.04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371cm" fo:min-width="3.42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draw:stroke="solid" svg:stroke-width="0.081cm" svg:stroke-color="#000000" draw:marker-start-width="0.321cm" draw:marker-end-width="0.321cm" draw:fill="solid" draw:fill-color="#000000" draw:textarea-horizontal-align="justify" draw:textarea-vertical-align="middle" draw:auto-grow-height="false" fo:min-height="0.62cm" fo:min-width="4.12cm" fo:padding-top="0.04cm" fo:padding-bottom="0.04cm" fo:padding-left="0.04cm" fo:padding-right="0.04cm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371cm" fo:min-width="3.621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>
      <style:graphic-properties svg:stroke-color="#2a6099" draw:fill-color="#2a6099" draw:textarea-horizontal-align="justify" draw:textarea-vertical-align="middle" draw:auto-grow-height="false" fo:min-height="0.75cm" fo:min-width="3.25cm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4.572cm" fo:min-width="9.172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bottom" draw:auto-grow-height="false" fo:min-height="3.848cm" fo:min-width="6.048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svg:stroke-width="0.053cm" svg:stroke-color="#ffffff" draw:marker-start-width="0.279cm" draw:marker-end-width="0.279cm" draw:fill="solid" draw:fill-color="#000000" draw:textarea-horizontal-align="justify" draw:textarea-vertical-align="middle" draw:auto-grow-height="false" fo:min-height="0.298cm" fo:min-width="0.248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298cm" fo:min-width="0.248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svg:stroke-width="0.053cm" svg:stroke-color="#ffffff" draw:marker-start-width="0.279cm" draw:marker-end-width="0.279cm" draw:fill="solid" draw:fill-color="#000000" draw:textarea-horizontal-align="justify" draw:textarea-vertical-align="middle" draw:auto-grow-height="false" fo:min-height="0.298cm" fo:min-width="4.448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298cm" fo:min-width="0.448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svg:stroke-color="#2a6099" draw:fill-color="#2a6099" draw:textarea-horizontal-align="justify" draw:textarea-vertical-align="middle" draw:auto-grow-height="false" fo:min-height="0.45cm" fo:min-width="5.8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justify" draw:textarea-vertical-align="middle" draw:auto-grow-height="false" fo:min-height="0.75cm" fo:min-width="0.25cm"/>
    </style:style>
    <style:style style:name="gr41" style:family="graphic" style:parent-style-name="objectwithoutfill">
      <style:graphic-properties svg:stroke-width="0.081cm" svg:stroke-color="#000000" draw:marker-start-width="0.321cm" draw:marker-end="Extrémités_20_de_20_flèche_20_21" draw:marker-end-width="0.421cm" draw:fill="none" fo:padding-top="0.04cm" fo:padding-bottom="0.04cm" fo:padding-left="0.04cm" fo:padding-right="0.04cm"/>
    </style:style>
    <style:style style:name="gr42" style:family="graphic" style:parent-style-name="standard">
      <style:graphic-properties svg:stroke-width="0.053cm" svg:stroke-color="#ffffff" draw:marker-start-width="0.279cm" draw:marker-end-width="0.279cm" draw:fill="solid" draw:fill-color="#000000" draw:textarea-horizontal-align="justify" draw:textarea-vertical-align="middle" draw:auto-grow-height="false" fo:min-height="0.298cm" fo:min-width="1.148cm" fo:padding-top="0.151cm" fo:padding-bottom="0.151cm" fo:padding-left="0.276cm" fo:padding-right="0.276cm"/>
      <style:paragraph-properties style:writing-mode="lr-tb"/>
    </style:style>
    <style:style style:name="gr4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298cm" fo:min-width="1.148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>
      <style:graphic-properties svg:stroke-color="#2a6099" draw:fill-color="#2a6099" draw:textarea-horizontal-align="justify" draw:textarea-vertical-align="middle" draw:auto-grow-height="false" fo:min-height="0.45cm" fo:min-width="3.5cm"/>
      <style:paragraph-properties style:writing-mode="lr-tb"/>
    </style:style>
    <style:style style:name="gr45" style:family="graphic" style:parent-style-name="standard">
      <style:graphic-properties svg:stroke-width="0.053cm" svg:stroke-color="#ffffff" draw:marker-start-width="0.279cm" draw:marker-end-width="0.279cm" draw:fill="solid" draw:fill-color="#000000" draw:textarea-horizontal-align="justify" draw:textarea-vertical-align="middle" draw:auto-grow-height="false" fo:min-height="0.298cm" fo:min-width="0.448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36cm" fo:min-width="5.699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4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948cm" fo:min-width="5.698cm" fo:padding-top="0.151cm" fo:padding-bottom="0.151cm" fo:padding-left="0.276cm" fo:padding-right="0.276cm"/>
      <style:paragraph-properties style:writing-mode="lr-tb"/>
    </style:style>
    <style:style style:name="gr49" style:family="graphic" style:parent-style-name="objectwithoutfill">
      <style:graphic-properties draw:stroke="solid" draw:stroke-dash="Dash" svg:stroke-width="0.053cm" svg:stroke-color="#000000" draw:marker-start-width="0.279cm" draw:marker-end="Extrémités_20_de_20_flèche_20_2" draw:marker-end-width="0.379cm" svg:stroke-linecap="butt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0.25cm" fo:min-width="1cm"/>
    </style:style>
    <style:style style:name="gr51" style:family="graphic" style:parent-style-name="objectwithoutfill">
      <style:graphic-properties draw:stroke="dash" draw:stroke-dash="Dash" svg:stroke-width="0.053cm" svg:stroke-color="#000000" draw:marker-start-width="0.279cm" draw:marker-end="Extrémités_20_de_20_flèche_20_4" draw:marker-end-width="0.379cm" svg:stroke-linecap="butt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stroke="none" draw:fill="none" draw:textarea-horizontal-align="justify" draw:textarea-vertical-align="middle" draw:auto-grow-height="false" fo:min-height="1cm" fo:min-width="1.363cm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0.75cm"/>
      <style:paragraph-properties style:writing-mode="lr-tb"/>
    </style:style>
    <style:style style:name="gr54" style:family="graphic" style:parent-style-name="objectwithoutfill">
      <style:graphic-properties svg:stroke-width="0.053cm" svg:stroke-color="#000000" draw:marker-start-width="0.279cm" draw:marker-end="Extrémités_20_de_20_flèche_20_14" draw:marker-end-width="0.379cm" draw:fill="none" draw:textarea-vertical-align="middle" fo:padding-top="0.026cm" fo:padding-bottom="0.026cm" fo:padding-left="0.026cm" fo:padding-right="0.026cm"/>
    </style:style>
    <style:style style:name="gr55" style:family="graphic" style:parent-style-name="standard">
      <style:graphic-properties svg:stroke-color="#2a6099" draw:fill-color="#2a6099" draw:textarea-horizontal-align="justify" draw:textarea-vertical-align="middle" draw:auto-grow-height="false" fo:min-height="0.75cm" fo:min-width="1.45cm"/>
      <style:paragraph-properties style:writing-mode="lr-tb"/>
    </style:style>
    <style:style style:name="gr56" style:family="graphic" style:parent-style-name="standard">
      <style:graphic-properties svg:stroke-color="#c9211e" draw:fill-color="#c9211e" draw:textarea-horizontal-align="justify" draw:textarea-vertical-align="middle" draw:auto-grow-height="false" fo:min-height="1.022cm" fo:min-width="4cm"/>
      <style:paragraph-properties style:writing-mode="lr-tb"/>
    </style:style>
    <style:style style:name="gr5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2.498cm" fo:min-width="5.698cm" fo:padding-top="0.151cm" fo:padding-bottom="0.151cm" fo:padding-left="0.276cm" fo:padding-right="0.276cm"/>
      <style:paragraph-properties style:writing-mode="lr-tb"/>
    </style:style>
    <style:style style:name="gr58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2.25cm"/>
      <style:paragraph-properties style:writing-mode="lr-tb"/>
    </style:style>
    <style:style style:name="gr59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0.74cm"/>
      <style:paragraph-properties style:writing-mode="lr-tb"/>
    </style:style>
    <style:style style:name="gr60" style:family="graphic" style:parent-style-name="standard">
      <style:graphic-properties svg:stroke-color="#c9211e" draw:fill-color="#c9211e" draw:textarea-horizontal-align="justify" draw:textarea-vertical-align="middle" draw:auto-grow-height="false" fo:min-height="1.022cm" fo:min-width="4.5cm"/>
      <style:paragraph-properties style:writing-mode="lr-tb"/>
    </style:style>
    <style:style style:name="gr61" style:family="graphic" style:parent-style-name="objectwithoutfill">
      <style:graphic-properties svg:stroke-width="0.053cm" svg:stroke-color="#000000" draw:marker-start="Extrémités_20_de_20_flèche_20_20" draw:marker-start-width="0.279cm" draw:marker-end="Extrémités_20_de_20_flèche_20_20" draw:marker-end-width="0.379cm" draw:fill="none" draw:textarea-vertical-align="middle" fo:padding-top="0.026cm" fo:padding-bottom="0.026cm" fo:padding-left="0.026cm" fo:padding-right="0.026cm"/>
    </style:style>
    <style:style style:name="gr62" style:family="graphic" style:parent-style-name="objectwithoutfill">
      <style:graphic-properties svg:stroke-width="0.035cm" svg:stroke-color="#000000" draw:marker-start-width="0.252cm" draw:marker-end="Extrémités_20_de_20_flèche_20_8" draw:marker-end-width="0.352cm" draw:fill="none" draw:textarea-vertical-align="middle" fo:padding-top="0.017cm" fo:padding-bottom="0.017cm" fo:padding-left="0.017cm" fo:padding-right="0.017cm"/>
    </style:style>
    <style:style style:name="gr6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79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18cm"/>
      <style:paragraph-properties style:writing-mode="lr-tb"/>
    </style:style>
    <style:style style:name="gr67" style:family="graphic" style:parent-style-name="objectwithoutfill">
      <style:graphic-properties draw:stroke="dash" draw:stroke-dash="Long_20_Dash" svg:stroke-width="0.028cm" svg:stroke-color="#c9211e" draw:marker-start-width="0.242cm" draw:marker-end-width="0.242cm" svg:stroke-linecap="butt" draw:fill="none" draw:textarea-vertical-align="middle" fo:padding-top="0.014cm" fo:padding-bottom="0.014cm" fo:padding-left="0.014cm" fo:padding-right="0.014cm"/>
    </style:style>
    <style:style style:name="gr68" style:family="graphic" style:parent-style-name="objectwithoutfill">
      <style:graphic-properties draw:stroke="dash" draw:stroke-dash="Long_20_Dash" svg:stroke-width="0.028cm" svg:stroke-color="#2a6099" draw:marker-start-width="0.242cm" draw:marker-end-width="0.242cm" svg:stroke-linecap="butt" draw:fill="none" draw:textarea-vertical-align="middle" fo:padding-top="0.014cm" fo:padding-bottom="0.014cm" fo:padding-left="0.014cm" fo:padding-right="0.014cm"/>
    </style:style>
    <style:style style:name="gr69" style:family="graphic" style:parent-style-name="objectwithoutfill">
      <style:graphic-properties draw:stroke="dash" draw:stroke-dash="Long_20_Dash" svg:stroke-width="0.028cm" svg:stroke-color="#158466" draw:marker-start-width="0.242cm" draw:marker-end-width="0.242cm" svg:stroke-linecap="butt" draw:fill="none" draw:textarea-vertical-align="middle" fo:padding-top="0.014cm" fo:padding-bottom="0.014cm" fo:padding-left="0.014cm" fo:padding-right="0.01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98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  <style:paragraph-properties style:writing-mode="lr-tb"/>
    </style:style>
    <style:style style:name="gr73" style:family="graphic" style:parent-style-name="standard">
      <style:graphic-properties draw:stroke="dash" draw:stroke-dash="Dash" svg:stroke-width="0.035cm" svg:stroke-color="#c9211e" draw:marker-start-width="0.252cm" draw:marker-end-width="0.252cm" svg:stroke-linecap="butt" draw:fill="none" draw:textarea-horizontal-align="justify" draw:textarea-vertical-align="middle" draw:auto-grow-height="false" fo:min-height="0.5cm" fo:min-width="0.5cm" fo:padding-top="0.017cm" fo:padding-bottom="0.017cm" fo:padding-left="0.017cm" fo:padding-right="0.017cm"/>
    </style:style>
    <style:style style:name="gr74" style:family="graphic" style:parent-style-name="standard">
      <style:graphic-properties draw:stroke="dash" draw:stroke-dash="Dash" svg:stroke-width="0.035cm" svg:stroke-color="#2a6099" draw:marker-start-width="0.252cm" draw:marker-end-width="0.252cm" svg:stroke-linecap="butt" draw:fill="none" draw:textarea-horizontal-align="justify" draw:textarea-vertical-align="middle" draw:auto-grow-height="false" fo:min-height="0.466cm" fo:min-width="0.466cm" fo:padding-top="0.017cm" fo:padding-bottom="0.017cm" fo:padding-left="0.017cm" fo:padding-right="0.017cm"/>
    </style:style>
    <style:style style:name="gr75" style:family="graphic" style:parent-style-name="standard">
      <style:graphic-properties draw:stroke="dash" draw:stroke-dash="Dash" svg:stroke-width="0.035cm" svg:stroke-color="#158466" draw:marker-start-width="0.252cm" draw:marker-end-width="0.252cm" svg:stroke-linecap="butt" draw:fill="none" draw:textarea-horizontal-align="justify" draw:textarea-vertical-align="middle" draw:auto-grow-height="false" fo:min-height="0.466cm" fo:min-width="0.466cm" fo:padding-top="0.017cm" fo:padding-bottom="0.017cm" fo:padding-left="0.017cm" fo:padding-right="0.01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5cm"/>
      <style:paragraph-properties style:writing-mode="lr-tb"/>
    </style:style>
    <style:style style:name="gr7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648cm" fo:min-width="4.448cm" fo:padding-top="0.04cm" fo:padding-bottom="0.04cm" fo:padding-left="0.04cm" fo:padding-right="0.04cm"/>
      <style:paragraph-properties style:writing-mode="lr-tb"/>
    </style:style>
    <style:style style:name="gr78" style:family="graphic" style:parent-style-name="standard">
      <style:graphic-properties svg:stroke-width="0.081cm" svg:stroke-color="#000000" draw:marker-start-width="0.321cm" draw:marker-end-width="0.321cm" draw:stroke-linejoin="bevel" draw:fill="none" draw:textarea-horizontal-align="justify" draw:textarea-vertical-align="middle" draw:auto-grow-height="false" fo:min-height="1.648cm" fo:min-width="4.448cm" fo:padding-top="0.04cm" fo:padding-bottom="0.04cm" fo:padding-left="0.04cm" fo:padding-right="0.04cm"/>
      <style:paragraph-properties style:writing-mode="lr-tb"/>
    </style:style>
    <style:style style:name="gr79" style:family="graphic" style:parent-style-name="standard">
      <style:graphic-properties svg:stroke-width="0.081cm" svg:stroke-color="#000000" draw:marker-start-width="0.321cm" draw:marker-end-width="0.321cm" draw:stroke-linejoin="bevel" draw:fill="none" draw:textarea-horizontal-align="justify" draw:textarea-vertical-align="middle" draw:auto-grow-height="false" fo:min-height="1.482cm" fo:min-width="4.282cm" fo:padding-top="0.04cm" fo:padding-bottom="0.04cm" fo:padding-left="0.04cm" fo:padding-right="0.04cm"/>
      <style:paragraph-properties style:writing-mode="lr-tb"/>
    </style:style>
    <style:style style:name="gr80" style:family="graphic" style:parent-style-name="objectwithoutfill">
      <style:graphic-properties svg:stroke-width="0.053cm" svg:stroke-color="#000000" draw:marker-start-width="0.279cm" draw:marker-end="Extrémités_20_de_20_flèche_20_9" draw:marker-end-width="0.379cm" draw:fill="none" draw:textarea-vertical-align="middle" fo:padding-top="0.026cm" fo:padding-bottom="0.026cm" fo:padding-left="0.026cm" fo:padding-right="0.026cm"/>
    </style:style>
    <style:style style:name="gr81" style:family="graphic" style:parent-style-name="objectwithoutfill">
      <style:graphic-properties svg:stroke-width="0.053cm" svg:stroke-color="#000000" draw:marker-start-width="0.279cm" draw:marker-end="Extrémités_20_de_20_flèche_20_10" draw:marker-end-width="0.379cm" draw:fill="none" draw:textarea-vertical-align="middle" fo:padding-top="0.026cm" fo:padding-bottom="0.026cm" fo:padding-left="0.026cm" fo:padding-right="0.026cm"/>
    </style:style>
    <style:style style:name="gr8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start" style:writing-mode="lr-tb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16pt" fo:font-weight="bold" style:font-size-asian="14pt" style:font-size-complex="14pt"/>
    </style:style>
    <style:style style:name="P9" style:family="paragraph">
      <loext:graphic-properties draw:fill="none"/>
      <style:paragraph-properties fo:text-align="center" style:writing-mode="lr-tb"/>
      <style:text-properties fo:font-size="16pt" fo:font-weight="bold" style:font-size-asian="14pt" style:font-size-complex="14pt"/>
    </style:style>
    <style:style style:name="P10" style:family="paragraph">
      <style:paragraph-properties fo:text-align="center" style:writing-mode="lr-tb"/>
      <style:text-properties fo:font-size="12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2" style:family="paragraph">
      <style:paragraph-properties fo:text-align="start" style:writing-mode="lr-tb"/>
      <style:text-properties fo:font-size="12pt"/>
    </style:style>
    <style:style style:name="P13" style:family="paragraph">
      <loext:graphic-properties draw:fill="solid" draw:fill-color="#ffffff"/>
      <style:paragraph-properties fo:text-align="start" style:writing-mode="lr-tb"/>
      <style:text-properties fo:font-size="12pt"/>
    </style:style>
    <style:style style:name="P14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15" style:family="paragraph">
      <loext:graphic-properties draw:fill="solid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6" style:family="paragraph">
      <style:paragraph-properties fo:text-align="start" style:writing-mode="lr-tb"/>
      <style:text-properties style:font-name="Consolas" fo:font-size="12pt" style:font-size-asian="12pt" style:font-size-complex="12pt"/>
    </style:style>
    <style:style style:name="P17" style:family="paragraph">
      <loext:graphic-properties draw:fill="none"/>
      <style:paragraph-properties fo:text-align="start" style:writing-mode="lr-tb"/>
      <style:text-properties style:font-name="Consolas" fo:font-size="12pt" style:font-size-asian="12pt" style:font-size-complex="12pt"/>
    </style:style>
    <style:style style:name="P18" style:family="paragraph">
      <style:paragraph-properties fo:text-align="center" style:writing-mode="lr-tb"/>
      <style:text-properties fo:font-size="11pt" fo:font-weight="bold" style:font-size-asian="13pt" style:font-weight-asian="bold" style:font-size-complex="13pt" style:font-weight-complex="bold"/>
    </style:style>
    <style:style style:name="P19" style:family="paragraph">
      <loext:graphic-properties draw:fill="solid" draw:fill-color="#000000"/>
      <style:paragraph-properties fo:text-align="center" style:writing-mode="lr-tb"/>
      <style:text-properties fo:font-size="11pt" fo:font-weight="bold" style:font-size-asian="13pt" style:font-weight-asian="bold" style:font-size-complex="13pt" style:font-weight-complex="bold"/>
    </style:style>
    <style:style style:name="P20" style:family="paragraph">
      <style:paragraph-properties fo:text-align="center" style:writing-mode="lr-tb"/>
      <style:text-properties style:font-name="Consolas" fo:font-size="12pt" style:font-size-asian="12pt" style:font-size-complex="12pt"/>
    </style:style>
    <style:style style:name="P21" style:family="paragraph">
      <loext:graphic-properties draw:fill="solid" draw:fill-color="#ffffff"/>
      <style:paragraph-properties fo:text-align="center" style:writing-mode="lr-tb"/>
      <style:text-properties style:font-name="Consolas" fo:font-size="12pt" style:font-size-asian="12pt" style:font-size-complex="12pt"/>
    </style:style>
    <style:style style:name="P22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23" style:family="paragraph">
      <loext:graphic-properties draw:fill="solid" draw:fill-color="#000000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24" style:family="paragraph">
      <style:paragraph-properties fo:text-align="center" style:writing-mode="lr-tb"/>
      <style:text-properties fo:color="#ffffff" loext:opacity="100%" style:font-name="Liberation Sans Narrow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-color="#2a6099"/>
      <style:paragraph-properties fo:text-align="center" style:writing-mode="lr-tb"/>
      <style:text-properties fo:color="#ffffff" loext:opacity="100%" style:font-name="Liberation Sans Narrow" fo:font-size="12pt" fo:font-weight="bold" style:font-size-asian="12pt" style:font-weight-asian="bold" style:font-size-complex="12pt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Consolas" fo:font-size="12pt" style:font-size-asian="12pt" style:font-size-complex="12pt"/>
    </style:style>
    <style:style style:name="P27" style:family="paragraph">
      <style:paragraph-properties fo:text-align="start" style:writing-mode="lr-tb"/>
      <style:text-properties style:font-name="Consolas" fo:font-size="12pt" style:font-size-asian="14pt" style:font-size-complex="14pt"/>
    </style:style>
    <style:style style:name="P28" style:family="paragraph">
      <loext:graphic-properties draw:fill="none"/>
      <style:paragraph-properties fo:text-align="start" style:writing-mode="lr-tb"/>
      <style:text-properties style:font-name="Consolas" fo:font-size="12pt" style:font-size-asian="14pt" style:font-size-complex="14pt"/>
    </style:style>
    <style:style style:name="P29" style:family="paragraph">
      <style:paragraph-properties fo:text-align="center" style:writing-mode="lr-tb"/>
      <style:text-properties fo:font-size="14pt" fo:font-weight="bold" style:font-size-asian="14pt" style:font-size-complex="14pt"/>
    </style:style>
    <style:style style:name="P30" style:family="paragraph">
      <loext:graphic-properties draw:fill="none"/>
      <style:paragraph-properties fo:text-align="center" style:writing-mode="lr-tb"/>
      <style:text-properties fo:font-size="14pt" fo:font-weight="bold" style:font-size-asian="14pt" style:font-size-complex="14pt"/>
    </style:style>
    <style:style style:name="P31" style:family="paragraph">
      <style:paragraph-properties fo:margin-left="0cm" fo:margin-right="0cm" fo:margin-top="0cm" fo:margin-bottom="0cm" fo:text-align="center" fo:text-indent="0cm" style:writing-mode="lr-tb"/>
      <style:text-properties fo:font-size="10pt" fo:font-weight="bold" style:font-weight-asian="bold" style:font-weight-complex="bold"/>
    </style:style>
    <style:style style:name="P32" style:family="paragraph">
      <loext:graphic-properties draw:fill="solid" draw:fill-color="#000000"/>
      <style:paragraph-properties fo:margin-left="0cm" fo:margin-right="0cm" fo:margin-top="0cm" fo:margin-bottom="0cm" fo:text-align="center" fo:text-indent="0cm" style:writing-mode="lr-tb"/>
      <style:text-properties fo:font-size="10pt" fo:font-weight="bold" style:font-weight-asian="bold" style:font-weight-complex="bold"/>
    </style:style>
    <style:style style:name="P33" style:family="paragraph">
      <style:paragraph-properties fo:text-align="center" style:writing-mode="lr-tb"/>
      <style:text-properties fo:font-size="9pt"/>
    </style:style>
    <style:style style:name="P34" style:family="paragraph">
      <loext:graphic-properties draw:fill="solid" draw:fill-color="#ffffff"/>
      <style:paragraph-properties fo:text-align="center" style:writing-mode="lr-tb"/>
      <style:text-properties fo:font-size="9pt"/>
    </style:style>
    <style:style style:name="P35" style:family="paragraph">
      <style:paragraph-properties fo:text-align="center" style:writing-mode="lr-tb"/>
      <style:text-properties fo:color="#ffffff" loext:opacity="100%" style:font-name="Liberation Sans Narrow" fo:font-size="10pt" fo:font-weight="bold" style:font-size-asian="12pt" style:font-weight-asian="bold" style:font-size-complex="12pt" style:font-weight-complex="bold"/>
    </style:style>
    <style:style style:name="P36" style:family="paragraph">
      <loext:graphic-properties draw:fill-color="#2a6099"/>
      <style:paragraph-properties fo:text-align="center" style:writing-mode="lr-tb"/>
      <style:text-properties fo:color="#ffffff" loext:opacity="100%" style:font-name="Liberation Sans Narrow" fo:font-size="10pt" fo:font-weight="bold" style:font-size-asian="12pt" style:font-weight-asian="bold" style:font-size-complex="12pt" style:font-weight-complex="bold"/>
    </style:style>
    <style:style style:name="P37" style:family="paragraph">
      <style:paragraph-properties fo:text-align="center" style:writing-mode="lr-tb"/>
      <style:text-properties style:font-name="Consolas" fo:font-size="14pt" style:font-size-asian="14pt" style:font-size-complex="14pt"/>
    </style:style>
    <style:style style:name="P38" style:family="paragraph">
      <loext:graphic-properties draw:fill-color="#000000"/>
      <style:paragraph-properties fo:text-align="center" style:writing-mode="lr-tb"/>
      <style:text-properties style:font-name="Consolas" fo:font-size="14pt" style:font-size-asian="14pt" style:font-size-complex="14pt"/>
    </style:style>
    <style:style style:name="P39" style:family="paragraph">
      <loext:graphic-properties draw:fill-color="#c9211e"/>
      <style:paragraph-properties fo:text-align="center" style:writing-mode="lr-tb"/>
      <style:text-properties fo:color="#ffffff" loext:opacity="100%" style:font-name="Liberation Sans Narrow" fo:font-size="12pt" fo:font-weight="bold" style:font-size-asian="12pt" style:font-weight-asian="bold" style:font-size-complex="12pt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fo:font-size="10pt" style:font-size-asian="12pt" style:font-size-complex="12pt"/>
    </style:style>
    <style:style style:name="P41" style:family="paragraph">
      <loext:graphic-properties draw:fill="none" draw:fill-color="#ffffff"/>
      <style:paragraph-properties style:writing-mode="lr-tb"/>
      <style:text-properties fo:color="#c9211e" loext:opacity="100%" fo:font-size="10pt" style:font-size-asian="12pt" style:font-size-complex="12pt"/>
    </style:style>
    <style:style style:name="P42" style:family="paragraph">
      <loext:graphic-properties draw:fill="none" draw:fill-color="#ffffff"/>
      <style:paragraph-properties style:writing-mode="lr-tb"/>
      <style:text-properties fo:color="#2a6099" loext:opacity="100%" fo:font-size="10pt" style:font-size-asian="12pt" style:font-size-complex="12pt"/>
    </style:style>
    <style:style style:name="P43" style:family="paragraph">
      <loext:graphic-properties draw:fill="none" draw:fill-color="#ffffff"/>
      <style:paragraph-properties style:writing-mode="lr-tb"/>
      <style:text-properties fo:color="#158466" loext:opacity="100%" fo:font-size="10pt" style:font-size-asian="12pt" style:font-size-complex="12pt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10pt" style:font-size-asian="12pt" style:font-size-complex="12pt"/>
    </style:style>
    <style:style style:name="P46" style:family="paragraph">
      <style:paragraph-properties fo:text-align="center" style:writing-mode="lr-tb"/>
    </style:style>
    <style:style style:name="P47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fo:font-weight="bold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11pt" style:font-size-asian="16pt" style:font-size-complex="1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font-size-asian="14pt" style:font-size-complex="14pt"/>
    </style:style>
    <style:style style:name="T8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Consolas" fo:font-size="12pt" style:font-size-asian="12pt" style:font-size-complex="12pt"/>
    </style:style>
    <style:style style:name="T10" style:family="text">
      <style:text-properties fo:color="#c9211e" loext:opacity="100%" style:font-name="Consolas" fo:font-size="12pt" style:font-size-asian="12pt" style:font-size-complex="12pt"/>
    </style:style>
    <style:style style:name="T11" style:family="text">
      <style:text-properties fo:color="#224b12" loext:opacity="100%" style:font-name="Consolas" fo:font-size="12pt" style:font-size-asian="12pt" style:font-size-complex="12pt"/>
    </style:style>
    <style:style style:name="T12" style:family="text">
      <style:text-properties fo:color="#2a6099" loext:opacity="100%" style:font-name="Consolas" fo:font-size="12pt" style:font-size-asian="12pt" style:font-size-complex="12pt"/>
    </style:style>
    <style:style style:name="T13" style:family="text">
      <style:text-properties fo:color="#c9211e" loext:opacity="100%" fo:font-size="14pt" style:font-size-asian="14pt" style:font-size-complex="14pt"/>
    </style:style>
    <style:style style:name="T14" style:family="text">
      <style:text-properties fo:color="#224b12" loext:opacity="100%" fo:font-size="14pt" style:font-size-asian="14pt" style:font-size-complex="14pt"/>
    </style:style>
    <style:style style:name="T15" style:family="text">
      <style:text-properties fo:color="#2a6099" loext:opacity="100%" fo:font-size="14pt" style:font-size-asian="14pt" style:font-size-complex="14pt"/>
    </style:style>
    <style:style style:name="T16" style:family="text">
      <style:text-properties fo:font-size="11pt" fo:font-weight="bold" style:font-size-asian="13pt" style:font-weight-asian="bold" style:font-size-complex="13pt" style:font-weight-complex="bold"/>
    </style:style>
    <style:style style:name="T17" style:family="text">
      <style:text-properties fo:font-size="11pt" fo:font-weight="bold" style:font-size-asian="11pt" style:font-weight-asian="bold" style:font-size-complex="11pt" style:font-weight-complex="bold"/>
    </style:style>
    <style:style style:name="T18" style:family="text">
      <style:text-properties fo:color="#ffffff" loext:opacity="100%" style:font-name="Liberation Sans Narrow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use-window-font-color="true" loext:opacity="0%" style:font-name="Consolas" fo:font-size="12pt" style:font-size-asian="12pt" style:font-size-complex="1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9211e" loext:opacity="100%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c9211e" loext:opacity="100%" style:font-name="Consolas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color="#2a6099" loext:opacity="100%" style:font-name="Consolas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font-size-asian="14pt" style:font-size-complex="14pt"/>
    </style:style>
    <style:style style:name="T27" style:family="text">
      <style:text-properties style:font-name="Arial1" style:font-size-asian="14pt" style:font-size-complex="14pt"/>
    </style:style>
    <style:style style:name="T28" style:family="text">
      <style:text-properties fo:font-weight="bold" style:font-size-asian="14pt" style:font-size-complex="14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font-size-asian="16pt" style:font-size-complex="16pt"/>
    </style:style>
    <style:style style:name="T31" style:family="text">
      <style:text-properties fo:color="#ffffff" loext:opacity="100%" style:font-name="Liberation Sans Narrow" fo:font-weight="bold" style:font-size-asian="12pt" style:font-weight-asian="bold" style:font-size-complex="12pt" style:font-weight-complex="bold"/>
    </style:style>
    <style:style style:name="T32" style:family="text">
      <style:text-properties style:font-name="Consolas" fo:font-size="14pt" style:font-size-asian="14pt" style:font-size-complex="14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Arial1" fo:font-size="14pt" style:font-size-asian="14pt" style:font-size-complex="14pt"/>
    </style:style>
    <style:style style:name="T35" style:family="text">
      <style:text-properties fo:font-size="10pt" style:font-size-asian="12pt" style:font-size-complex="12pt"/>
    </style:style>
    <style:style style:name="T36" style:family="text">
      <style:text-properties fo:color="#c9211e" loext:opacity="100%" fo:font-size="10pt" style:font-size-asian="12pt" style:font-size-complex="12pt"/>
    </style:style>
    <style:style style:name="T37" style:family="text">
      <style:text-properties fo:color="#2a6099" loext:opacity="100%" fo:font-size="10pt" style:font-size-asian="12pt" style:font-size-complex="12pt"/>
    </style:style>
    <style:style style:name="T38" style:family="text">
      <style:text-properties fo:color="#158466" loext:opacity="100%"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6cm" svg:height="1.7cm" svg:x="9.75cm" svg:y="1.3cm">
          <text:p text:style-name="P1"><text:span text:style-name="T1">Fo</text:span><text:span text:style-name="T1">nc</text:span><text:span text:style-name="T1">tio</text:span><text:span text:style-name="T1">n</text:span></text:p>
          <text:p text:style-name="P1"><text:span text:style-name="T2">pg</text:span><text:span text:style-name="T2">cd(</text:span><text:span text:style-name="T2">a, </text:span><text:span text:style-name="T2">b: </text:span><text:span text:style-name="T2">ent</text:span><text:span text:style-name="T2">ier)</text:span><text:span text:style-name="T2">:en</text:span><text:span text:style-name="T2">t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5.75cm" svg:y1="2.15cm" svg:x2="17.147cm" svg:y2="2.146cm" draw:start-shape="id1" draw:start-glue-point="1" draw:end-shape="id2" draw:end-glue-point="3" svg:d="M15750 2150l1397-4" svg:viewBox="0 0 1398 5">
          <text:p/>
        </draw:connector>
        <draw:frame draw:style-name="gr3" draw:text-style-name="P4" xml:id="id2" draw:id="id2" draw:layer="layout" svg:width="0.353cm" svg:height="0.712cm" svg:x="17.147cm" svg:y="1.79cm">
          <draw:text-box>
            <text:p>5</text:p>
          </draw:text-box>
        </draw:frame>
        <draw:custom-shape draw:style-name="gr4" draw:text-style-name="P7" draw:layer="layout" svg:width="6.25cm" svg:height="5.25cm" svg:x="1.7cm" svg:y="2cm">
          <text:p text:style-name="P5"><text:span text:style-name="T2">// </text:span><text:span text:style-name="T2">A</text:span><text:span text:style-name="T2">ut</text:span><text:span text:style-name="T2">r</text:span><text:span text:style-name="T2">e</text:span><text:span text:style-name="T2">s </text:span><text:span text:style-name="T2">tr</text:span><text:span text:style-name="T2">ai</text:span><text:span text:style-name="T2">te</text:span><text:span text:style-name="T2">m</text:span><text:span text:style-name="T2">e</text:span><text:span text:style-name="T2">nt</text:span><text:span text:style-name="T2">s</text:span></text:p>
          <text:p text:style-name="P5"><text:span text:style-name="T2">// </text:span><text:span text:style-name="T2">...</text:span></text:p>
          <text:p text:style-name="P5"><text:span text:style-name="T2">p </text:span><text:span text:style-name="T2">←</text:span><text:span text:style-name="T2"> </text:span><text:span text:style-name="T2">1</text:span><text:span text:style-name="T2">0</text:span></text:p>
          <text:p text:style-name="P5"><text:span text:style-name="T2">q </text:span><text:span text:style-name="T2">←</text:span><text:span text:style-name="T2"> </text:span><text:span text:style-name="T2">2</text:span><text:span text:style-name="T2">5</text:span></text:p>
          <text:p text:style-name="P5"><text:span text:style-name="T2">c</text:span><text:span text:style-name="T2">d </text:span><text:span text:style-name="T2">←</text:span><text:span text:style-name="T2"> </text:span><text:span text:style-name="T2">p</text:span><text:span text:style-name="T2">g</text:span><text:span text:style-name="T2">c</text:span><text:span text:style-name="T2">d</text:span><text:span text:style-name="T2">(</text:span><text:span text:style-name="T2">p, </text:span><text:span text:style-name="T2">q</text:span><text:span text:style-name="T2">)</text:span></text:p>
          <text:p text:style-name="P5"><text:span text:style-name="T2"/></text:p>
          <text:p text:style-name="P5"><text:span text:style-name="T2"/></text:p>
          <text:p text:style-name="P5"><text:span text:style-name="T2">// </text:span><text:span text:style-name="T2">…</text:span></text:p>
          <text:p text:style-name="P6"><text:span text:style-name="T2">// </text:span><text:span text:style-name="T2">A</text:span><text:span text:style-name="T2">ut</text:span><text:span text:style-name="T2">r</text:span><text:span text:style-name="T2">e</text:span><text:span text:style-name="T2">s </text:span><text:span text:style-name="T2">tr</text:span><text:span text:style-name="T2">ai</text:span><text:span text:style-name="T2">t</text:span><text:span text:style-name="T2">m</text:span><text:span text:style-name="T2">e</text:span><text:span text:style-name="T2">nt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.25cm" svg:height="1cm" svg:x="1.7cm" svg:y="1cm">
          <text:p text:style-name="P8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e </text:span><text:span text:style-name="T3">P</text:span><text:span text:style-name="T3">ri</text:span><text:span text:style-name="T3">n</text:span><text:span text:style-name="T3">c</text:span><text:span text:style-name="T3">i</text:span><text:span text:style-name="T3">p</text:span><text:span text:style-name="T3">a</text:span><text:span text:style-name="T3">l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s" svg:x1="5.65cm" svg:y1="4.7cm" svg:x2="9.75cm" svg:y2="2.15cm" draw:start-shape="id3" draw:start-glue-point="1" draw:end-shape="id1" draw:end-glue-point="3" svg:d="M5650 4700h500l3073-2550h527" svg:viewBox="0 0 4101 2551">
          <text:p/>
        </draw:connector>
        <draw:custom-shape draw:style-name="gr7" draw:text-style-name="P11" draw:layer="layout" svg:width="4cm" svg:height="0.9cm" svg:x="10.75cm" svg:y="2.8cm">
          <text:p text:style-name="P10"><text:span text:style-name="T4"><text:s/></text:span><text:span text:style-name="T4">a </text:span><text:span text:style-name="T4">←</text:span><text:span text:style-name="T4">1</text:span><text:span text:style-name="T4">0, </text:span><text:span text:style-name="T4">b </text:span><text:span text:style-name="T4">← </text:span><text:span text:style-name="T4">2</text:span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1cm" svg:height="0.25cm" svg:x="1.8cm" svg:y="4.75cm">
          <text:p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line-skew="0.25cm" svg:x1="17.323cm" svg:y1="2.502cm" svg:x2="2.3cm" svg:y2="5cm" draw:start-shape="id2" draw:start-glue-point="2" draw:end-shape="id4" draw:end-glue-point="2" svg:d="M17323 2502v3248h-15023v-750" svg:viewBox="0 0 15024 3249">
          <text:p/>
        </draw:connector>
        <draw:custom-shape draw:style-name="gr10" draw:text-style-name="P3" xml:id="id3" draw:id="id3" draw:layer="layout" svg:width="2.5cm" svg:height="1cm" svg:x="3.15cm" svg:y="4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6" draw:id="id6" draw:layer="layout" svg:width="8.263cm" svg:height="1.7cm" svg:x="9.737cm" svg:y="8.6cm">
          <text:p text:style-name="P1"><text:span text:style-name="T1">p</text:span><text:span text:style-name="T1">r</text:span><text:span text:style-name="T1">o</text:span><text:span text:style-name="T1">c</text:span><text:span text:style-name="T1">é</text:span><text:span text:style-name="T1">d</text:span><text:span text:style-name="T1">u</text:span><text:span text:style-name="T1">r</text:span><text:span text:style-name="T1">e</text:span></text:p>
          <text:p text:style-name="P1"><text:span text:style-name="T2">p</text:span><text:span text:style-name="T2">e</text:span><text:span text:style-name="T2">r</text:span><text:span text:style-name="T2">m</text:span><text:span text:style-name="T2">ut</text:span><text:span text:style-name="T2">e</text:span><text:span text:style-name="T2">r(</text:span><text:span text:style-name="T2">@</text:span><text:span text:style-name="T2">a, </text:span><text:span text:style-name="T2">@</text:span><text:span text:style-name="T2">b: </text:span><text:span text:style-name="T2">e</text:span><text:span text:style-name="T2">nt</text:span><text:span text:style-name="T2">ie</text:span><text:span text:style-name="T2">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6.6cm" svg:height="5.25cm" svg:x="1.687cm" svg:y="9.3cm">
          <text:p text:style-name="P5"><text:span text:style-name="T2">// </text:span><text:span text:style-name="T2">A</text:span><text:span text:style-name="T2">ut</text:span><text:span text:style-name="T2">r</text:span><text:span text:style-name="T2">e</text:span><text:span text:style-name="T2">s </text:span><text:span text:style-name="T2">tr</text:span><text:span text:style-name="T2">ai</text:span><text:span text:style-name="T2">te</text:span><text:span text:style-name="T2">m</text:span><text:span text:style-name="T2">e</text:span><text:span text:style-name="T2">nt</text:span><text:span text:style-name="T2">s</text:span></text:p>
          <text:p text:style-name="P5"><text:span text:style-name="T2">// </text:span><text:span text:style-name="T2">...</text:span></text:p>
          <text:p text:style-name="P5"><text:span text:style-name="T2">p </text:span><text:span text:style-name="T2">←</text:span><text:span text:style-name="T2"> </text:span><text:span text:style-name="T2">1</text:span><text:span text:style-name="T2">0</text:span></text:p>
          <text:p text:style-name="P5"><text:span text:style-name="T2">q </text:span><text:span text:style-name="T2">←</text:span><text:span text:style-name="T2"> </text:span><text:span text:style-name="T2">2</text:span><text:span text:style-name="T2">5</text:span></text:p>
          <text:p text:style-name="P5"><text:span text:style-name="T2">p</text:span><text:span text:style-name="T2">e</text:span><text:span text:style-name="T2">r</text:span><text:span text:style-name="T2">m</text:span><text:span text:style-name="T2">ut</text:span><text:span text:style-name="T2">e</text:span><text:span text:style-name="T2">r(</text:span><text:span text:style-name="T2">p, </text:span><text:span text:style-name="T2">q</text:span><text:span text:style-name="T2">)</text:span></text:p>
          <text:p text:style-name="P5"><text:span text:style-name="T2"/></text:p>
          <text:p text:style-name="P5"><text:span text:style-name="T2"/></text:p>
          <text:p text:style-name="P5"><text:span text:style-name="T2">// </text:span><text:span text:style-name="T2">…</text:span></text:p>
          <text:p text:style-name="P6"><text:span text:style-name="T2">// </text:span><text:span text:style-name="T2">A</text:span><text:span text:style-name="T2">ut</text:span><text:span text:style-name="T2">r</text:span><text:span text:style-name="T2">e</text:span><text:span text:style-name="T2">s </text:span><text:span text:style-name="T2">tr</text:span><text:span text:style-name="T2">ai</text:span><text:span text:style-name="T2">t</text:span><text:span text:style-name="T2">m</text:span><text:span text:style-name="T2">e</text:span><text:span text:style-name="T2">nt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1cm" svg:x="1.687cm" svg:y="8.3cm">
          <text:p text:style-name="P8"><text:span text:style-name="T3">Programme </text:span><text:span text:style-name="T3">Principal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s" draw:line-skew="0cm -2.459cm" svg:x1="5.25cm" svg:y1="12cm" svg:x2="9.737cm" svg:y2="9.45cm" draw:start-shape="id5" draw:start-glue-point="1" draw:end-shape="id6" draw:end-glue-point="3" svg:d="M5250 12000h499l1001-2550h2987" svg:viewBox="0 0 4488 2551">
          <text:p/>
        </draw:connector>
        <draw:custom-shape draw:style-name="gr14" draw:text-style-name="P11" draw:layer="layout" svg:width="6.013cm" svg:height="0.9cm" svg:x="10.737cm" svg:y="10.1cm">
          <text:p text:style-name="P10"><text:span text:style-name="T4"><text:s/></text:span><text:span text:style-name="T4">@a ←@p, </text:span><text:span text:style-name="T4">@b ← @q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0.25cm" svg:x="1.787cm" svg:y="12.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5" draw:id="id5" draw:layer="layout" svg:width="2.113cm" svg:height="1cm" svg:x="3.137cm" svg:y="1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.013cm" svg:height="2.25cm" svg:x="10.737cm" svg:y="11cm">
          <text:p text:style-name="P12"><text:span text:style-name="T4">t ← a</text:span></text:p>
          <text:p text:style-name="P12"><text:span text:style-name="T4">a ← b</text:span></text:p>
          <text:p text:style-name="P12"><text:span text:style-name="T4">b← t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8" draw:id="id8" draw:layer="layout" svg:width="1cm" svg:height="0.9cm" svg:x="6.15cm" svg:y="12cm">
          <text:p text:style-name="P10"><text:span text:style-name="T4">p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0" draw:id="id10" draw:layer="layout" svg:width="1cm" svg:height="0.9cm" svg:x="7.15cm" svg:y="12cm">
          <text:p text:style-name="P10"><text:span text:style-name="T4">q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3cm" svg:height="0.9cm" svg:x="12.9cm" svg:y="11.2cm">
          <text:p text:style-name="P10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3cm" svg:height="0.9cm" svg:x="14.2cm" svg:y="11.2cm">
          <text:p text:style-name="P10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9cm" svg:x="15.5cm" svg:y="11.2cm">
          <text:p text:style-name="P10"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9cm" svg:x="6.15cm" svg:y="12.9cm">
          <text:p text:style-name="P10"><text:span text:style-name="T5">25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9cm" svg:x="7.15cm" svg:y="12.9cm">
          <text:p text:style-name="P10"><text:span text:style-name="T5">10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7" draw:id="id7" draw:layer="layout" svg:width="1.3cm" svg:height="0.9cm" svg:x="12.9cm" svg:y="12.1cm">
          <text:p text:style-name="P14"><text:span text:style-name="T6">@p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xml:id="id9" draw:id="id9" draw:layer="layout" svg:width="1.3cm" svg:height="0.9cm" svg:x="14.2cm" svg:y="12.1cm">
          <text:p text:style-name="P10"><text:span text:style-name="T7">@q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9cm" svg:x="15.5cm" svg:y="12.1cm">
          <text:p text:style-name="P10"><text:span text:style-name="T4">-</text:span>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line-skew="0cm 0.225cm -0.473cm" svg:x1="13.55cm" svg:y1="13cm" svg:x2="6.65cm" svg:y2="12cm" draw:start-shape="id7" draw:start-glue-point="2" draw:end-shape="id8" draw:end-glue-point="0" svg:d="M13550 13000v527h-3300v-2527h-3600v1000" svg:viewBox="0 0 6901 2528">
          <text:p/>
        </draw:connector>
        <draw:connector draw:style-name="gr20" draw:text-style-name="P3" draw:layer="layout" draw:line-skew="0.473cm -1.425cm" svg:x1="14.85cm" svg:y1="13cm" svg:x2="7.65cm" svg:y2="12cm" draw:start-shape="id9" draw:start-glue-point="2" draw:end-shape="id10" draw:end-glue-point="0" svg:d="M14850 13000v1000h-5100v-2527h-2100v527" svg:viewBox="0 0 7201 2528">
          <text:p/>
        </draw:connector>
        <draw:custom-shape draw:style-name="gr21" draw:text-style-name="P17" draw:layer="layout" svg:width="10.25cm" svg:height="2.549cm" svg:x="9.75cm" svg:y="17.9cm">
          <text:p text:style-name="P16"><text:span text:style-name="T8">Fonction </text:span><text:span text:style-name="T9">somme(</text:span><text:span text:style-name="T10">a</text:span><text:span text:style-name="T9">, </text:span><text:span text:style-name="T11">b</text:span><text:span text:style-name="T9">, </text:span><text:span text:style-name="T12">c</text:span><text:span text:style-name="T9">: entier):entier</text:span></text:p>
          <text:p text:style-name="P16"><text:span text:style-name="T8">Début</text:span></text:p>
          <text:p text:style-name="P16"><text:span text:style-name="T9"><text:s text:c="2"/></text:span><text:span text:style-name="T8">Retourner</text:span><text:span text:style-name="T9"> a+b+c</text:span></text:p>
          <text:p text:style-name="P16"><text:span text:style-name="T8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7.813cm" svg:height="5.25cm" svg:x="1.687cm" svg:y="16.6cm">
          <text:p text:style-name="P5"><text:span text:style-name="T2">// Traitements</text:span></text:p>
          <text:p text:style-name="P5"><text:span text:style-name="T2">// ...</text:span></text:p>
          <text:p text:style-name="P5"><text:span text:style-name="T2">x ← 10</text:span></text:p>
          <text:p text:style-name="P5"><text:span text:style-name="T2">y ← 25</text:span></text:p>
          <text:p text:style-name="P5"><text:span text:style-name="T2">z ← 13</text:span></text:p>
          <text:p text:style-name="P5"><text:span text:style-name="T2">s ← somme( </text:span><text:span text:style-name="T13">x</text:span><text:span text:style-name="T2"> , <text:s/></text:span><text:span text:style-name="T14">y</text:span><text:span text:style-name="T2"> , <text:s/></text:span><text:span text:style-name="T15">z</text:span><text:span text:style-name="T2"> )</text:span></text:p>
          <text:p text:style-name="P5"><text:span text:style-name="T2">// …</text:span></text:p>
          <text:p text:style-name="P6"><text:span text:style-name="T2">// Autres traitments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xml:id="id15" draw:id="id15" draw:layer="layout" svg:width="0.8cm" svg:height="0.7cm" svg:x="4.6cm" svg:y="19.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xml:id="id13" draw:id="id13" draw:layer="layout" svg:width="0.8cm" svg:height="0.7cm" svg:x="5.5cm" svg:y="19.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xml:id="id11" draw:id="id11" draw:layer="layout" svg:width="0.8cm" svg:height="0.7cm" svg:x="6.4cm" svg:y="19.7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xml:id="id16" draw:id="id16" draw:layer="layout" svg:width="0.5cm" svg:height="0.5cm" svg:x="13.5cm" svg:y="18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xml:id="id14" draw:id="id14" draw:layer="layout" svg:width="0.5cm" svg:height="0.5cm" svg:x="14.2cm" svg:y="18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xml:id="id12" draw:id="id12" draw:layer="layout" svg:width="0.5cm" svg:height="0.5cm" svg:x="14.9cm" svg:y="18.25cm">
          <text:p/>
          <draw:enhanced-geometry svg:viewBox="0 0 21600 21600" draw:type="rectangle" draw:enhanced-path="M 0 0 L 21600 0 21600 21600 0 21600 0 0 Z N"/>
        </draw:custom-shape>
        <draw:connector draw:style-name="gr25" draw:text-style-name="P3" draw:layer="layout" svg:x1="6.8cm" svg:y1="19.75cm" svg:x2="15.15cm" svg:y2="18.25cm" draw:start-shape="id11" draw:start-glue-point="0" draw:end-shape="id12" draw:end-glue-point="0" svg:d="M6800 19750v-2000h8350v500" svg:viewBox="0 0 8351 2001">
          <text:p/>
        </draw:connector>
        <draw:connector draw:style-name="gr26" draw:text-style-name="P3" draw:layer="layout" draw:line-skew="-0.499cm" svg:x1="5.9cm" svg:y1="19.75cm" svg:x2="14.45cm" svg:y2="18.25cm" draw:start-shape="id13" draw:start-glue-point="0" draw:end-shape="id14" draw:end-glue-point="0" svg:d="M5900 19750v-2499h8550v999" svg:viewBox="0 0 8551 2500">
          <text:p/>
        </draw:connector>
        <draw:connector draw:style-name="gr27" draw:text-style-name="P3" draw:layer="layout" draw:line-skew="-0.999cm" svg:x1="5cm" svg:y1="19.75cm" svg:x2="13.75cm" svg:y2="18.25cm" draw:start-shape="id15" draw:start-glue-point="0" draw:end-shape="id16" draw:end-glue-point="0" svg:d="M5000 19750v-2999h8750v1499" svg:viewBox="0 0 8751 3000">
          <text:p/>
        </draw:connector>
        <draw:custom-shape draw:style-name="gr28" draw:text-style-name="P19" draw:layer="layout" svg:width="4cm" svg:height="0.7cm" svg:x="16.1cm" svg:y="19.3cm">
          <text:p text:style-name="P18"><text:span text:style-name="T16">Paramètres formel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21" draw:layer="layout" svg:width="4cm" svg:height="0.7cm" svg:x="16.1cm" svg:y="20cm">
          <text:p text:style-name="P20"><text:span text:style-name="T10">a</text:span><text:span text:style-name="T9">, </text:span><text:span text:style-name="T11">b</text:span><text:span text:style-name="T9">, </text:span><text:span text:style-name="T12">c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3" draw:layer="layout" svg:width="4.2cm" svg:height="0.7cm" svg:x="3.801cm" svg:y="18.001cm">
          <text:p text:style-name="P22"><text:span text:style-name="T17">Paramètres effectif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21" draw:layer="layout" svg:width="4.2cm" svg:height="0.7cm" svg:x="3.801cm" svg:y="18.701cm">
          <text:p text:style-name="P20"><text:span text:style-name="T10">x</text:span><text:span text:style-name="T9">, </text:span><text:span text:style-name="T11">y</text:span><text:span text:style-name="T9">, </text:span><text:span text:style-name="T12">z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5" draw:layer="layout" svg:width="3.25cm" svg:height="0.75cm" svg:x="16.15cm" svg:y="17.5cm">
          <text:p text:style-name="P24"><text:span text:style-name="T18">Définition SP</text:span></text:p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3.25cm" svg:height="0.75cm" svg:x="6.05cm" svg:y="21.4cm">
          <text:p text:style-name="P24"><text:span text:style-name="T18">Appel SP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0.25cm" svg:height="5.4cm" svg:x="9.251cm" svg:y="23.1cm">
          <text:p text:style-name="P16"><text:span text:style-name="T8">F</text:span><text:span text:style-name="T8">o</text:span><text:span text:style-name="T8">n</text:span><text:span text:style-name="T8">c</text:span><text:span text:style-name="T8">t</text:span><text:span text:style-name="T8">i</text:span><text:span text:style-name="T8">o</text:span><text:span text:style-name="T8">n </text:span><text:span text:style-name="T19">e</text:span><text:span text:style-name="T19">x</text:span><text:span text:style-name="T19">i</text:span><text:span text:style-name="T19">s</text:span><text:span text:style-name="T19">t</text:span><text:span text:style-name="T19">e</text:span><text:span text:style-name="T9">(</text:span><text:span text:style-name="T20">v</text:span><text:span text:style-name="T9">:</text:span><text:span text:style-name="T9">e</text:span><text:span text:style-name="T9">n</text:span><text:span text:style-name="T9">t</text:span><text:span text:style-name="T9">i</text:span><text:span text:style-name="T9">e</text:span><text:span text:style-name="T9">r</text:span><text:span text:style-name="T9">)</text:span><text:span text:style-name="T9">:</text:span><text:span text:style-name="T9">b</text:span><text:span text:style-name="T9">o</text:span><text:span text:style-name="T9">o</text:span><text:span text:style-name="T9">l</text:span><text:span text:style-name="T9">é</text:span><text:span text:style-name="T9">e</text:span><text:span text:style-name="T9">n</text:span></text:p>
          <text:p text:style-name="P16"><text:span text:style-name="T8">D</text:span><text:span text:style-name="T8">é</text:span><text:span text:style-name="T8">b</text:span><text:span text:style-name="T8">u</text:span><text:span text:style-name="T8">t</text:span></text:p>
          <text:p text:style-name="P16"><text:span text:style-name="T21"><text:s text:c="2"/></text:span><text:span text:style-name="T22">t</text:span><text:span text:style-name="T22">r</text:span><text:span text:style-name="T22">o</text:span><text:span text:style-name="T22">u</text:span><text:span text:style-name="T22">v</text:span><text:span text:style-name="T22">e</text:span><text:span text:style-name="T21"> </text:span><text:span text:style-name="T23">←</text:span><text:span text:style-name="T19"> </text:span><text:span text:style-name="T19">F</text:span><text:span text:style-name="T19">a</text:span><text:span text:style-name="T19">u</text:span><text:span text:style-name="T19">x</text:span></text:p>
          <text:p text:style-name="P26"><text:span text:style-name="T21"><text:s text:c="2"/></text:span><text:span text:style-name="T22">i</text:span><text:span text:style-name="T21"> </text:span><text:span text:style-name="T23">←</text:span><text:span text:style-name="T19"> </text:span><text:span text:style-name="T19">0</text:span></text:p>
          <text:p text:style-name="P26"><text:span text:style-name="T19"><text:s text:c="2"/></text:span><text:span text:style-name="T8">T</text:span><text:span text:style-name="T8">a</text:span><text:span text:style-name="T8">n</text:span><text:span text:style-name="T8">t</text:span><text:span text:style-name="T8">Q</text:span><text:span text:style-name="T8">u</text:span><text:span text:style-name="T8">e</text:span><text:span text:style-name="T19"> </text:span><text:span text:style-name="T19">(</text:span><text:span text:style-name="T24">i</text:span><text:span text:style-name="T19">&lt;</text:span><text:span text:style-name="T25">n</text:span><text:span text:style-name="T19">) </text:span><text:span text:style-name="T19">e</text:span><text:span text:style-name="T19">t </text:span><text:span text:style-name="T19">(</text:span><text:span text:style-name="T19">n</text:span><text:span text:style-name="T19">o</text:span><text:span text:style-name="T19">n </text:span><text:span text:style-name="T24">t</text:span><text:span text:style-name="T24">r</text:span><text:span text:style-name="T24">o</text:span><text:span text:style-name="T24">u</text:span><text:span text:style-name="T24">v</text:span><text:span text:style-name="T24">e</text:span><text:span text:style-name="T19">) </text:span><text:span text:style-name="T8">F</text:span><text:span text:style-name="T8">a</text:span><text:span text:style-name="T8">i</text:span><text:span text:style-name="T8">r</text:span><text:span text:style-name="T8">e</text:span></text:p>
          <text:p text:style-name="P26"><text:span text:style-name="T21"><text:s text:c="2"/></text:span><text:span text:style-name="T21"><text:s text:c="2"/></text:span><text:span text:style-name="T22">t</text:span><text:span text:style-name="T22">r</text:span><text:span text:style-name="T22">o</text:span><text:span text:style-name="T22">u</text:span><text:span text:style-name="T22">v</text:span><text:span text:style-name="T22">e</text:span><text:span text:style-name="T21"> </text:span><text:span text:style-name="T23">←</text:span><text:span text:style-name="T19"> </text:span><text:span text:style-name="T25">t</text:span><text:span text:style-name="T19">[</text:span><text:span text:style-name="T24">i</text:span><text:span text:style-name="T19">] </text:span><text:span text:style-name="T19">= </text:span><text:span text:style-name="T19">v</text:span></text:p>
          <text:p text:style-name="P26"><text:span text:style-name="T21"><text:s text:c="2"/></text:span><text:span text:style-name="T21"><text:s text:c="2"/></text:span><text:span text:style-name="T22">i</text:span><text:span text:style-name="T21"> </text:span><text:span text:style-name="T23">←</text:span><text:span text:style-name="T19"> </text:span><text:span text:style-name="T24">i</text:span><text:span text:style-name="T19"> </text:span><text:span text:style-name="T19">+ </text:span><text:span text:style-name="T19">1</text:span></text:p>
          <text:p text:style-name="P26"><text:span text:style-name="T19"><text:s text:c="2"/></text:span><text:span text:style-name="T8">F</text:span><text:span text:style-name="T8">i</text:span><text:span text:style-name="T8">n </text:span><text:span text:style-name="T8">T</text:span><text:span text:style-name="T8">a</text:span><text:span text:style-name="T8">n</text:span><text:span text:style-name="T8">t</text:span><text:span text:style-name="T8">Q</text:span><text:span text:style-name="T8">u</text:span><text:span text:style-name="T8">e</text:span></text:p>
          <text:p text:style-name="P16"><text:span text:style-name="T9"><text:s text:c="2"/></text:span><text:span text:style-name="T8">R</text:span><text:span text:style-name="T8">e</text:span><text:span text:style-name="T8">t</text:span><text:span text:style-name="T8">o</text:span><text:span text:style-name="T8">u</text:span><text:span text:style-name="T8">r</text:span><text:span text:style-name="T8">n</text:span><text:span text:style-name="T8">e</text:span><text:span text:style-name="T8">r</text:span><text:span text:style-name="T9"> </text:span><text:span text:style-name="T10">t</text:span><text:span text:style-name="T10">r</text:span><text:span text:style-name="T10">o</text:span><text:span text:style-name="T10">u</text:span><text:span text:style-name="T10">v</text:span><text:span text:style-name="T10">e</text:span></text:p>
          <text:p text:style-name="P16"><text:span text:style-name="T8">F</text:span><text:span text:style-name="T8">i</text:span><text:span text:style-name="T8">n</text:span></text:p>
          <draw:enhanced-geometry svg:viewBox="0 0 21600 21600" draw:path-stretchpoint-x="10800" draw:path-stretchpoint-y="10800" draw:text-areas="?f3 ?f4 ?f5 ?f6" draw:type="round-rectangle" draw:modifiers="1267.76522866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8" draw:layer="layout" svg:width="6.6cm" svg:height="4.15cm" svg:x="1.387cm" svg:y="24.2cm">
          <text:p text:style-name="P27"><text:span text:style-name="T26">// ...</text:span></text:p>
          <text:p text:style-name="P27"><text:span text:style-name="T26">tr </text:span><text:span text:style-name="T27">←</text:span><text:span text:style-name="T26"> existe(16)</text:span></text:p>
          <text:p text:style-name="P27"><text:span text:style-name="T26">// …</text:span></text:p>
          <text:p text:style-name="P27"><text:span text:style-name="T26">// Autres traitme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30" draw:layer="layout" svg:width="6.6cm" svg:height="1cm" svg:x="1.387cm" svg:y="23.2cm">
          <text:p text:style-name="P29"><text:span text:style-name="T28">Programme Principal</text:span></text:p>
          <draw:enhanced-geometry svg:viewBox="0 0 21600 21600" draw:type="rectangle" draw:enhanced-path="M 0 0 L 21600 0 21600 21600 0 21600 0 0 Z N"/>
        </draw:custom-shape>
        <draw:custom-shape draw:style-name="gr35" draw:text-style-name="P32" draw:layer="layout" svg:width="0.8cm" svg:height="0.6cm" svg:x="1.75cm" svg:y="24.9cm">
          <text:p text:style-name="P31"><text:span text:style-name="T29">n</text:span></text:p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0.8cm" svg:height="0.6cm" svg:x="1.75cm" svg:y="25.55cm">
          <text:p text:style-name="P33"><text:span text:style-name="T30">5</text:span></text:p>
          <draw:enhanced-geometry svg:viewBox="0 0 21600 21600" draw:type="rectangle" draw:enhanced-path="M 0 0 L 21600 0 21600 21600 0 21600 0 0 Z N"/>
        </draw:custom-shape>
        <draw:custom-shape draw:style-name="gr37" draw:text-style-name="P32" draw:layer="layout" svg:width="5cm" svg:height="0.6cm" svg:x="2.55cm" svg:y="24.9cm">
          <text:p text:style-name="P31"><text:span text:style-name="T29">t</text:span></text:p>
          <draw:enhanced-geometry svg:viewBox="0 0 21600 21600" draw:type="rectangle" draw:enhanced-path="M 0 0 L 21600 0 21600 21600 0 21600 0 0 Z N"/>
        </draw:custom-shape>
        <draw:custom-shape draw:style-name="gr38" draw:text-style-name="P34" draw:layer="layout" svg:width="1cm" svg:height="0.6cm" svg:x="2.55cm" svg:y="25.55cm">
          <text:p text:style-name="P33"><text:span text:style-name="T30">64</text:span></text:p>
          <draw:enhanced-geometry svg:viewBox="0 0 21600 21600" draw:type="rectangle" draw:enhanced-path="M 0 0 L 21600 0 21600 21600 0 21600 0 0 Z N"/>
        </draw:custom-shape>
        <draw:custom-shape draw:style-name="gr38" draw:text-style-name="P34" draw:layer="layout" svg:width="1cm" svg:height="0.6cm" svg:x="3.55cm" svg:y="25.55cm">
          <text:p text:style-name="P33"><text:span text:style-name="T30">47</text:span></text:p>
          <draw:enhanced-geometry svg:viewBox="0 0 21600 21600" draw:type="rectangle" draw:enhanced-path="M 0 0 L 21600 0 21600 21600 0 21600 0 0 Z N"/>
        </draw:custom-shape>
        <draw:custom-shape draw:style-name="gr38" draw:text-style-name="P34" draw:layer="layout" svg:width="1cm" svg:height="0.6cm" svg:x="4.55cm" svg:y="25.55cm">
          <text:p text:style-name="P33"><text:span text:style-name="T30">12</text:span></text:p>
          <draw:enhanced-geometry svg:viewBox="0 0 21600 21600" draw:type="rectangle" draw:enhanced-path="M 0 0 L 21600 0 21600 21600 0 21600 0 0 Z N"/>
        </draw:custom-shape>
        <draw:custom-shape draw:style-name="gr38" draw:text-style-name="P34" draw:layer="layout" svg:width="1cm" svg:height="0.6cm" svg:x="5.55cm" svg:y="25.55cm">
          <text:p text:style-name="P33"><text:span text:style-name="T30">73</text:span></text:p>
          <draw:enhanced-geometry svg:viewBox="0 0 21600 21600" draw:type="rectangle" draw:enhanced-path="M 0 0 L 21600 0 21600 21600 0 21600 0 0 Z N"/>
        </draw:custom-shape>
        <draw:custom-shape draw:style-name="gr38" draw:text-style-name="P34" draw:layer="layout" svg:width="1cm" svg:height="0.6cm" svg:x="6.55cm" svg:y="25.55cm">
          <text:p text:style-name="P33"><text:span text:style-name="T30">39</text:span></text:p>
          <draw:enhanced-geometry svg:viewBox="0 0 21600 21600" draw:type="rectangle" draw:enhanced-path="M 0 0 L 21600 0 21600 21600 0 21600 0 0 Z N"/>
        </draw:custom-shape>
        <draw:custom-shape draw:style-name="gr39" draw:text-style-name="P36" draw:layer="layout" svg:width="5.8cm" svg:height="0.45cm" svg:x="1.75cm" svg:y="24.4cm">
          <text:p text:style-name="P35"><text:span text:style-name="T31">Va</text:span><text:span text:style-name="T31">ria</text:span><text:span text:style-name="T31">ble</text:span><text:span text:style-name="T31">s </text:span><text:span text:style-name="T31">Gl</text:span><text:span text:style-name="T31">ob</text:span><text:span text:style-name="T31">ale</text:span><text:span text:style-name="T31">s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xml:id="id17" draw:id="id17" draw:layer="layout" svg:width="0.25cm" svg:height="0.75cm" svg:x="5.05cm" svg:y="26.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18" draw:id="id18" draw:layer="layout" svg:width="0.25cm" svg:height="0.75cm" svg:x="9.65cm" svg:y="23.15cm">
          <text:p/>
          <draw:enhanced-geometry svg:viewBox="0 0 21600 21600" draw:type="rectangle" draw:enhanced-path="M 0 0 L 21600 0 21600 21600 0 21600 0 0 Z N"/>
        </draw:custom-shape>
        <draw:connector draw:style-name="gr41" draw:text-style-name="P3" draw:layer="layout" draw:type="lines" draw:line-skew="1.949cm -0.499cm" svg:x1="5.3cm" svg:y1="27.125cm" svg:x2="9.65cm" svg:y2="23.525cm" draw:start-shape="id17" draw:start-glue-point="1" draw:end-shape="id18" draw:end-glue-point="3" svg:d="M5300 27125h2449l902-3600h999" svg:viewBox="0 0 4351 3601">
          <text:p/>
        </draw:connector>
        <draw:custom-shape draw:style-name="gr35" draw:text-style-name="P32" draw:layer="layout" svg:width="0.8cm" svg:height="0.6cm" svg:x="16.65cm" svg:y="26.913cm">
          <text:p text:style-name="P31"><text:span text:style-name="T29">i</text:span></text:p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0.8cm" svg:height="0.6cm" svg:x="16.65cm" svg:y="27.563cm">
          <text:p text:style-name="P33"><text:span text:style-name="T30">0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1.7cm" svg:height="0.6cm" svg:x="17.45cm" svg:y="26.913cm">
          <text:p text:style-name="P31"><text:span text:style-name="T29">trouve</text:span></text:p>
          <draw:enhanced-geometry svg:viewBox="0 0 21600 21600" draw:type="rectangle" draw:enhanced-path="M 0 0 L 21600 0 21600 21600 0 21600 0 0 Z N"/>
        </draw:custom-shape>
        <draw:custom-shape draw:style-name="gr43" draw:text-style-name="P34" draw:layer="layout" svg:width="1.7cm" svg:height="0.6cm" svg:x="17.45cm" svg:y="27.563cm">
          <text:p text:style-name="P33"><text:span text:style-name="T30">F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3.5cm" svg:height="0.45cm" svg:x="15.65cm" svg:y="26.413cm">
          <text:p text:style-name="P35"><text:span text:style-name="T31">Variables locales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1cm" svg:height="0.6cm" svg:x="15.65cm" svg:y="26.913cm">
          <text:p text:style-name="P31"><text:span text:style-name="T29">v</text:span></text:p>
          <draw:enhanced-geometry svg:viewBox="0 0 21600 21600" draw:type="rectangle" draw:enhanced-path="M 0 0 L 21600 0 21600 21600 0 21600 0 0 Z N"/>
        </draw:custom-shape>
        <draw:custom-shape draw:style-name="gr38" draw:text-style-name="P34" draw:layer="layout" svg:width="1cm" svg:height="0.6cm" svg:x="15.65cm" svg:y="27.563cm">
          <text:p text:style-name="P33"><text:span text:style-name="T30">16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46" draw:text-style-name="P17" xml:id="id19" draw:id="id19" draw:layer="layout" svg:width="6.513cm" svg:height="2.7cm" svg:x="11.937cm" svg:y="1.3cm">
          <text:p text:style-name="P16"><text:span text:style-name="T8">Fonction f</text:span><text:span text:style-name="T9">(x:réel):réel</text:span></text:p>
          <text:p text:style-name="P16"><text:span text:style-name="T8">Début</text:span></text:p>
          <text:p text:style-name="P16"><text:span text:style-name="T8"><text:s text:c="2"/></text:span><text:span text:style-name="T8">Retourner </text:span><text:span text:style-name="T19">x*x-4*x+3</text:span></text:p>
          <text:p text:style-name="P16"><text:span text:style-name="T8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8.45cm" svg:y1="2.65cm" svg:x2="19.334cm" svg:y2="2.346cm" draw:start-shape="id19" draw:start-glue-point="1" draw:end-shape="id20" draw:end-glue-point="3" svg:d="M18450 2650l884-304" svg:viewBox="0 0 885 305">
          <text:p/>
        </draw:connector>
        <draw:frame draw:style-name="gr47" draw:text-style-name="P4" xml:id="id20" draw:id="id20" draw:layer="layout" svg:width="0.705cm" svg:height="0.712cm" svg:x="19.334cm" svg:y="1.99cm">
          <draw:text-box>
            <text:p>63</text:p>
          </draw:text-box>
        </draw:frame>
        <draw:custom-shape draw:style-name="gr48" draw:text-style-name="P7" draw:layer="layout" svg:width="6.25cm" svg:height="4.25cm" svg:x="1.687cm" svg:y="2cm">
          <text:p text:style-name="P5"><text:span text:style-name="T2">// Autres traitements</text:span></text:p>
          <text:p text:style-name="P5"><text:span text:style-name="T2">// ...</text:span></text:p>
          <text:p text:style-name="P5"><text:span text:style-name="T2">y ← 10</text:span></text:p>
          <text:p text:style-name="P5"><text:span text:style-name="T2">img ← f(y)</text:span></text:p>
          <text:p text:style-name="P5"><text:span text:style-name="T2"/></text:p>
          <text:p text:style-name="P5"><text:span text:style-name="T2"/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.25cm" svg:height="1cm" svg:x="1.687cm" svg:y="1cm">
          <text:p text:style-name="P8"><text:span text:style-name="T3">Programme Principal</text:span></text:p>
          <draw:enhanced-geometry svg:viewBox="0 0 21600 21600" draw:type="rectangle" draw:enhanced-path="M 0 0 L 21600 0 21600 21600 0 21600 0 0 Z N"/>
        </draw:custom-shape>
        <draw:connector draw:style-name="gr49" draw:text-style-name="P3" draw:layer="layout" draw:type="lines" svg:x1="5.85cm" svg:y1="4.175cm" svg:x2="11.937cm" svg:y2="2.65cm" draw:start-shape="id21" draw:start-glue-point="1" draw:end-shape="id19" draw:end-glue-point="3" svg:d="M5850 4175h501l5058-1525h528" svg:viewBox="0 0 6088 1526">
          <text:p/>
        </draw:connector>
        <draw:custom-shape draw:style-name="gr50" draw:text-style-name="P3" xml:id="id22" draw:id="id22" draw:layer="layout" svg:width="1cm" svg:height="0.25cm" svg:x="1.787cm" svg:y="4.35cm">
          <text:p/>
          <draw:enhanced-geometry svg:viewBox="0 0 21600 21600" draw:type="rectangle" draw:enhanced-path="M 0 0 L 21600 0 21600 21600 0 21600 0 0 Z N"/>
        </draw:custom-shape>
        <draw:connector draw:style-name="gr51" draw:text-style-name="P3" draw:layer="layout" draw:line-skew="0.25cm" svg:x1="19.686cm" svg:y1="2.702cm" svg:x2="2.287cm" svg:y2="4.6cm" draw:start-shape="id20" draw:start-glue-point="2" draw:end-shape="id22" draw:end-glue-point="2" svg:d="M19686 2702v2648h-17399v-750" svg:viewBox="0 0 17400 2649">
          <text:p/>
        </draw:connector>
        <draw:custom-shape draw:style-name="gr52" draw:text-style-name="P3" draw:layer="layout" svg:width="1.363cm" svg:height="1cm" svg:x="3.137cm" svg:y="3.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8" xml:id="id25" draw:id="id25" draw:layer="layout" svg:width="0.75cm" svg:height="0.75cm" svg:x="11.5cm" svg:y="1.5cm">
          <text:p text:style-name="P37"><text:span text:style-name="T32">x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xml:id="id23" draw:id="id23" draw:layer="layout" svg:width="0.75cm" svg:height="0.75cm" svg:x="7cm" svg:y="2.2cm">
          <text:p text:style-name="P37"><text:span text:style-name="T32">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4" draw:text-style-name="P3" draw:layer="layout" draw:type="lines" svg:x1="7.75cm" svg:y1="2.575cm" svg:x2="9.2cm" svg:y2="1.875cm" draw:start-shape="id23" draw:start-glue-point="1" draw:end-shape="id24" draw:end-glue-point="3" svg:d="M7750 2575h501l448-700h501" svg:viewBox="0 0 1451 701">
          <text:p/>
        </draw:connector>
        <draw:custom-shape draw:style-name="gr55" draw:text-style-name="P25" xml:id="id21" draw:id="id21" draw:layer="layout" svg:width="1.45cm" svg:height="0.75cm" svg:x="4.4cm" svg:y="3.8cm">
          <text:p text:style-name="P24"><text:span text:style-name="T18">Appel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xml:id="id24" draw:id="id24" draw:layer="layout" svg:width="1.45cm" svg:height="0.75cm" svg:x="9.2cm" svg:y="1.5cm">
          <text:p text:style-name="P24"><text:span text:style-name="T18">Copie</text:span></text:p>
          <draw:enhanced-geometry svg:viewBox="0 0 21600 21600" draw:type="rectangle" draw:enhanced-path="M 0 0 L 21600 0 21600 21600 0 21600 0 0 Z N"/>
        </draw:custom-shape>
        <draw:custom-shape draw:style-name="gr56" draw:text-style-name="P39" draw:layer="layout" svg:width="4cm" svg:height="1.022cm" svg:x="13.784cm" svg:y="3.378cm">
          <text:p text:style-name="P24"><text:span text:style-name="T18">Manipulation de la copie x</text:span></text:p>
          <draw:enhanced-geometry svg:viewBox="0 0 21600 21600" draw:type="rectangle" draw:enhanced-path="M 0 0 L 21600 0 21600 21600 0 21600 0 0 Z N"/>
        </draw:custom-shape>
        <draw:connector draw:style-name="gr54" draw:text-style-name="P3" draw:layer="layout" draw:type="lines" svg:x1="10.65cm" svg:y1="1.875cm" svg:x2="11.5cm" svg:y2="1.875cm" draw:start-shape="id24" draw:start-glue-point="1" draw:end-shape="id25" draw:end-glue-point="3" svg:d="M10650 1875h501-152 501" svg:viewBox="0 0 851 1">
          <text:p/>
        </draw:connector>
        <draw:custom-shape draw:style-name="gr46" draw:text-style-name="P17" xml:id="id27" draw:id="id27" draw:layer="layout" svg:width="6.513cm" svg:height="2.7cm" svg:x="11.924cm" svg:y="7.5cm">
          <text:p text:style-name="P16"><text:span text:style-name="T8">procédure saisie</text:span><text:span text:style-name="T9">(@x:réel)</text:span></text:p>
          <text:p text:style-name="P16"><text:span text:style-name="T8">Début</text:span></text:p>
          <text:p text:style-name="P16"><text:span text:style-name="T8"><text:s text:c="2"/></text:span><text:span text:style-name="T19">Ecrire("Donner x&gt;0 ?")</text:span></text:p>
          <text:p text:style-name="P16"><text:span text:style-name="T8"><text:s text:c="2"/></text:span><text:span text:style-name="T19">Lire(x)</text:span></text:p>
          <text:p text:style-name="P16"><text:span text:style-name="T8">Fi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7" draw:layer="layout" svg:width="6.25cm" svg:height="2.8cm" svg:x="1.674cm" svg:y="8.2cm">
          <text:p text:style-name="P5"><text:span text:style-name="T2">// Autres traitements</text:span></text:p>
          <text:p text:style-name="P5"><text:span text:style-name="T2">// ...</text:span></text:p>
          <text:p text:style-name="P5"><text:span text:style-name="T2"/></text:p>
          <text:p text:style-name="P5"><text:span text:style-name="T2">saisie(y)</text:span></text:p>
          <text:p text:style-name="P5"><text:span text:style-name="T2"/></text:p>
          <text:p text:style-name="P5"><text:span text:style-name="T2"/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.25cm" svg:height="1cm" svg:x="1.674cm" svg:y="7.2cm">
          <text:p text:style-name="P8"><text:span text:style-name="T3">Programme Principal</text:span></text:p>
          <draw:enhanced-geometry svg:viewBox="0 0 21600 21600" draw:type="rectangle" draw:enhanced-path="M 0 0 L 21600 0 21600 21600 0 21600 0 0 Z N"/>
        </draw:custom-shape>
        <draw:connector draw:style-name="gr49" draw:text-style-name="P3" draw:layer="layout" draw:type="lines" draw:line-skew="0.562cm -1.146cm" svg:x1="5.437cm" svg:y1="10.375cm" svg:x2="11.924cm" svg:y2="8.85cm" draw:start-shape="id26" draw:start-glue-point="1" draw:end-shape="id27" draw:end-glue-point="3" svg:d="M5437 10375h1063l3750-1525h1674" svg:viewBox="0 0 6488 1526">
          <text:p/>
        </draw:connector>
        <draw:custom-shape draw:style-name="gr50" draw:text-style-name="P3" draw:layer="layout" svg:width="1cm" svg:height="0.25cm" svg:x="1.774cm" svg:y="10.5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1.363cm" svg:height="1cm" svg:x="3.124cm" svg:y="10.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8" xml:id="id29" draw:id="id29" draw:layer="layout" svg:width="2.25cm" svg:height="0.75cm" svg:x="11.75cm" svg:y="7cm">
          <text:p text:style-name="P37"><text:span text:style-name="T33">@x </text:span><text:span text:style-name="T34">←</text:span><text:span text:style-name="T32"> @y</text:span></text:p>
          <draw:enhanced-geometry svg:viewBox="0 0 21600 21600" draw:type="rectangle" draw:enhanced-path="M 0 0 L 21600 0 21600 21600 0 21600 0 0 Z N"/>
        </draw:custom-shape>
        <draw:custom-shape draw:style-name="gr59" draw:text-style-name="P38" xml:id="id28" draw:id="id28" draw:layer="layout" svg:width="0.74cm" svg:height="0.75cm" svg:x="7.1cm" svg:y="8.4cm">
          <text:p text:style-name="P37"><text:span text:style-name="T32">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5" draw:text-style-name="P25" xml:id="id26" draw:id="id26" draw:layer="layout" svg:width="1.45cm" svg:height="0.75cm" svg:x="3.987cm" svg:y="10cm">
          <text:p text:style-name="P24"><text:span text:style-name="T18">Appel</text:span></text:p>
          <draw:enhanced-geometry svg:viewBox="0 0 21600 21600" draw:type="rectangle" draw:enhanced-path="M 0 0 L 21600 0 21600 21600 0 21600 0 0 Z N"/>
        </draw:custom-shape>
        <draw:custom-shape draw:style-name="gr60" draw:text-style-name="P39" draw:layer="layout" svg:width="4.5cm" svg:height="1.022cm" svg:x="13.771cm" svg:y="9.678cm">
          <text:p text:style-name="P24"><text:span text:style-name="T18">Manipulation directe de y sous le nom x</text:span></text:p>
          <draw:enhanced-geometry svg:viewBox="0 0 21600 21600" draw:type="rectangle" draw:enhanced-path="M 0 0 L 21600 0 21600 21600 0 21600 0 0 Z N"/>
        </draw:custom-shape>
        <draw:connector draw:style-name="gr61" draw:text-style-name="P3" draw:layer="layout" draw:type="lines" svg:x1="7.84cm" svg:y1="8.775cm" svg:x2="11.75cm" svg:y2="7.375cm" draw:start-shape="id28" draw:start-glue-point="1" draw:end-shape="id29" draw:end-glue-point="3" svg:d="M7840 8775h501l2908-1400h501" svg:viewBox="0 0 3911 1401">
          <text:p/>
        </draw:connector>
      </draw:page>
      <draw:page draw:name="page3" draw:style-name="dp1" draw:master-page-name="Standard">
        <draw:line draw:style-name="gr62" draw:text-style-name="P3" draw:layer="layout" svg:x1="1cm" svg:y1="2.9cm" svg:x2="8.9cm" svg:y2="2.9cm">
          <text:p/>
        </draw:line>
        <draw:line draw:style-name="gr63" draw:text-style-name="P3" draw:layer="layout" svg:x1="1.7cm" svg:y1="2.7cm" svg:x2="1.7cm" svg:y2="3.1cm">
          <text:p/>
        </draw:line>
        <draw:line draw:style-name="gr63" draw:text-style-name="P3" draw:layer="layout" svg:x1="2.2cm" svg:y1="2.7cm" svg:x2="2.2cm" svg:y2="3.1cm">
          <text:p/>
        </draw:line>
        <draw:line draw:style-name="gr63" draw:text-style-name="P3" draw:layer="layout" svg:x1="2.7cm" svg:y1="2.7cm" svg:x2="2.7cm" svg:y2="3.1cm">
          <text:p/>
        </draw:line>
        <draw:line draw:style-name="gr63" draw:text-style-name="P3" draw:layer="layout" svg:x1="3.2cm" svg:y1="2.7cm" svg:x2="3.2cm" svg:y2="3.1cm">
          <text:p/>
        </draw:line>
        <draw:line draw:style-name="gr63" draw:text-style-name="P3" draw:layer="layout" svg:x1="3.7cm" svg:y1="2.74cm" svg:x2="3.7cm" svg:y2="3.1cm">
          <text:p/>
        </draw:line>
        <draw:line draw:style-name="gr63" draw:text-style-name="P3" draw:layer="layout" svg:x1="4.2cm" svg:y1="2.7cm" svg:x2="4.2cm" svg:y2="3.1cm">
          <text:p/>
        </draw:line>
        <draw:line draw:style-name="gr63" draw:text-style-name="P3" draw:layer="layout" svg:x1="4.7cm" svg:y1="2.7cm" svg:x2="4.7cm" svg:y2="3.1cm">
          <text:p/>
        </draw:line>
        <draw:line draw:style-name="gr63" draw:text-style-name="P3" draw:layer="layout" svg:x1="5.2cm" svg:y1="2.7cm" svg:x2="5.2cm" svg:y2="3.1cm">
          <text:p/>
        </draw:line>
        <draw:line draw:style-name="gr63" draw:text-style-name="P3" draw:layer="layout" svg:x1="5.7cm" svg:y1="2.7cm" svg:x2="5.7cm" svg:y2="3.1cm">
          <text:p/>
        </draw:line>
        <draw:line draw:style-name="gr63" draw:text-style-name="P3" draw:layer="layout" svg:x1="6.2cm" svg:y1="2.7cm" svg:x2="6.2cm" svg:y2="3.1cm">
          <text:p/>
        </draw:line>
        <draw:line draw:style-name="gr63" draw:text-style-name="P3" draw:layer="layout" svg:x1="6.7cm" svg:y1="2.7cm" svg:x2="6.7cm" svg:y2="3.1cm">
          <text:p/>
        </draw:line>
        <draw:line draw:style-name="gr63" draw:text-style-name="P3" draw:layer="layout" svg:x1="7.2cm" svg:y1="2.7cm" svg:x2="7.2cm" svg:y2="3.1cm">
          <text:p/>
        </draw:line>
        <draw:line draw:style-name="gr63" draw:text-style-name="P3" draw:layer="layout" svg:x1="7.7cm" svg:y1="2.7cm" svg:x2="7.7cm" svg:y2="3.1cm">
          <text:p/>
        </draw:line>
        <draw:line draw:style-name="gr63" draw:text-style-name="P3" draw:layer="layout" svg:x1="8.2cm" svg:y1="2.7cm" svg:x2="8.2cm" svg:y2="3.1cm">
          <text:p/>
        </draw:line>
        <draw:frame draw:style-name="gr64" draw:text-style-name="P40" draw:layer="layout" svg:width="6.792cm" svg:height="0.395cm" svg:x="1.6cm" svg:y="3.15cm">
          <draw:text-box>
            <text:p><text:span text:style-name="T35">0 <text:s text:c="2"/>1 <text:s/></text:span><text:span text:style-name="T35"><text:s/>2 <text:s text:c="3"/></text:span><text:span text:style-name="T35">3 <text:s text:c="2"/>4 <text:s/></text:span><text:span text:style-name="T35"><text:s/>5 <text:s text:c="2"/>6 </text:span><text:span text:style-name="T35"><text:s text:c="2"/>7 <text:s text:c="2"/></text:span><text:span text:style-name="T35">8 <text:s text:c="2"/>9 <text:s/></text:span><text:span text:style-name="T35">10 <text:s/></text:span><text:span text:style-name="T35">11 12 </text:span><text:span text:style-name="T35">13</text:span></text:p>
          </draw:text-box>
        </draw:frame>
        <draw:frame draw:style-name="gr65" draw:text-style-name="P41" draw:layer="layout" svg:width="0.256cm" svg:height="0.395cm" svg:x="1.444cm" svg:y="1cm">
          <draw:text-box>
            <text:p><text:span text:style-name="T36">N</text:span></text:p>
          </draw:text-box>
        </draw:frame>
        <draw:frame draw:style-name="gr65" draw:text-style-name="P41" draw:layer="layout" svg:width="0.256cm" svg:height="0.395cm" svg:x="2.944cm" svg:y="1.001cm">
          <draw:text-box>
            <text:p><text:span text:style-name="T36">N</text:span></text:p>
          </draw:text-box>
        </draw:frame>
        <draw:frame draw:style-name="gr65" draw:text-style-name="P41" draw:layer="layout" svg:width="0.256cm" svg:height="0.395cm" svg:x="4.444cm" svg:y="1.002cm">
          <draw:text-box>
            <text:p><text:span text:style-name="T36">N</text:span></text:p>
          </draw:text-box>
        </draw:frame>
        <draw:frame draw:style-name="gr65" draw:text-style-name="P41" draw:layer="layout" svg:width="0.256cm" svg:height="0.395cm" svg:x="5.944cm" svg:y="1.003cm">
          <draw:text-box>
            <text:p><text:span text:style-name="T36">N</text:span></text:p>
          </draw:text-box>
        </draw:frame>
        <draw:frame draw:style-name="gr65" draw:text-style-name="P41" draw:layer="layout" svg:width="0.256cm" svg:height="0.395cm" svg:x="7.444cm" svg:y="1.004cm">
          <draw:text-box>
            <text:p><text:span text:style-name="T36">N</text:span></text:p>
          </draw:text-box>
        </draw:frame>
        <draw:frame draw:style-name="gr65" draw:text-style-name="P42" draw:layer="layout" svg:width="0.256cm" svg:height="0.395cm" svg:x="1.444cm" svg:y="1.501cm">
          <draw:text-box>
            <text:p><text:span text:style-name="T37">D</text:span></text:p>
          </draw:text-box>
        </draw:frame>
        <draw:frame draw:style-name="gr65" draw:text-style-name="P42" draw:layer="layout" svg:width="0.256cm" svg:height="0.395cm" svg:x="3.444cm" svg:y="1.502cm">
          <draw:text-box>
            <text:p><text:span text:style-name="T37">D</text:span></text:p>
          </draw:text-box>
        </draw:frame>
        <draw:frame draw:style-name="gr65" draw:text-style-name="P42" draw:layer="layout" svg:width="0.256cm" svg:height="0.395cm" svg:x="5.444cm" svg:y="1.503cm">
          <draw:text-box>
            <text:p><text:span text:style-name="T37">D</text:span></text:p>
          </draw:text-box>
        </draw:frame>
        <draw:frame draw:style-name="gr65" draw:text-style-name="P42" draw:layer="layout" svg:width="0.256cm" svg:height="0.395cm" svg:x="7.444cm" svg:y="1.504cm">
          <draw:text-box>
            <text:p><text:span text:style-name="T37">D</text:span></text:p>
          </draw:text-box>
        </draw:frame>
        <draw:frame draw:style-name="gr66" draw:text-style-name="P43" draw:layer="layout" svg:width="0.218cm" svg:height="0.395cm" svg:x="1.444cm" svg:y="2.002cm">
          <draw:text-box>
            <text:p><text:span text:style-name="T38">Z</text:span></text:p>
          </draw:text-box>
        </draw:frame>
        <draw:frame draw:style-name="gr66" draw:text-style-name="P43" draw:layer="layout" svg:width="0.218cm" svg:height="0.395cm" svg:x="4.482cm" svg:y="2.003cm">
          <draw:text-box>
            <text:p><text:span text:style-name="T38">Z</text:span></text:p>
          </draw:text-box>
        </draw:frame>
        <draw:frame draw:style-name="gr66" draw:text-style-name="P43" draw:layer="layout" svg:width="0.218cm" svg:height="0.395cm" svg:x="7.482cm" svg:y="2.004cm">
          <draw:text-box>
            <text:p><text:span text:style-name="T38">Z</text:span></text:p>
          </draw:text-box>
        </draw:frame>
        <draw:line draw:style-name="gr67" draw:text-style-name="P3" draw:layer="layout" svg:x1="1.7cm" svg:y1="1cm" svg:x2="1.7cm" svg:y2="2.7cm">
          <text:p/>
        </draw:line>
        <draw:line draw:style-name="gr67" draw:text-style-name="P3" draw:layer="layout" svg:x1="3.2cm" svg:y1="1cm" svg:x2="3.2cm" svg:y2="2.7cm">
          <text:p/>
        </draw:line>
        <draw:line draw:style-name="gr67" draw:text-style-name="P3" draw:layer="layout" svg:x1="4.7cm" svg:y1="1cm" svg:x2="4.7cm" svg:y2="2.7cm">
          <text:p/>
        </draw:line>
        <draw:line draw:style-name="gr67" draw:text-style-name="P3" draw:layer="layout" svg:x1="6.2cm" svg:y1="1cm" svg:x2="6.2cm" svg:y2="2.7cm">
          <text:p/>
        </draw:line>
        <draw:line draw:style-name="gr67" draw:text-style-name="P3" draw:layer="layout" svg:x1="7.7cm" svg:y1="1cm" svg:x2="7.7cm" svg:y2="2.7cm">
          <text:p/>
        </draw:line>
        <draw:line draw:style-name="gr68" draw:text-style-name="P3" draw:layer="layout" svg:x1="1.7cm" svg:y1="1.6cm" svg:x2="1.7cm" svg:y2="2.7cm">
          <text:p/>
        </draw:line>
        <draw:line draw:style-name="gr68" draw:text-style-name="P3" draw:layer="layout" svg:x1="3.7cm" svg:y1="1.6cm" svg:x2="3.7cm" svg:y2="2.7cm">
          <text:p/>
        </draw:line>
        <draw:line draw:style-name="gr68" draw:text-style-name="P3" draw:layer="layout" svg:x1="5.7cm" svg:y1="1.6cm" svg:x2="5.7cm" svg:y2="2.7cm">
          <text:p/>
        </draw:line>
        <draw:line draw:style-name="gr68" draw:text-style-name="P3" draw:layer="layout" svg:x1="7.7cm" svg:y1="1.6cm" svg:x2="7.7cm" svg:y2="2.7cm">
          <text:p/>
        </draw:line>
        <draw:line draw:style-name="gr69" draw:text-style-name="P3" draw:layer="layout" svg:x1="1.7cm" svg:y1="2cm" svg:x2="1.7cm" svg:y2="2.7cm">
          <text:p/>
        </draw:line>
        <draw:line draw:style-name="gr69" draw:text-style-name="P3" draw:layer="layout" svg:x1="4.7cm" svg:y1="2cm" svg:x2="4.7cm" svg:y2="2.7cm">
          <text:p/>
        </draw:line>
        <draw:line draw:style-name="gr69" draw:text-style-name="P3" draw:layer="layout" svg:x1="7.7cm" svg:y1="2cm" svg:x2="7.7cm" svg:y2="2.7cm">
          <text:p/>
        </draw:line>
        <draw:frame draw:style-name="gr65" draw:text-style-name="P41" draw:layer="layout" svg:width="0.256cm" svg:height="0.395cm" svg:x="1.844cm" svg:y="3.701cm">
          <draw:text-box>
            <text:p><text:span text:style-name="T36">N</text:span></text:p>
          </draw:text-box>
        </draw:frame>
        <draw:frame draw:style-name="gr65" draw:text-style-name="P42" draw:layer="layout" svg:width="0.256cm" svg:height="0.395cm" svg:x="3.844cm" svg:y="3.702cm">
          <draw:text-box>
            <text:p><text:span text:style-name="T37">D</text:span></text:p>
          </draw:text-box>
        </draw:frame>
        <draw:frame draw:style-name="gr66" draw:text-style-name="P43" draw:layer="layout" svg:width="0.218cm" svg:height="0.395cm" svg:x="5.844cm" svg:y="3.703cm">
          <draw:text-box>
            <text:p><text:span text:style-name="T38">Z</text:span></text:p>
          </draw:text-box>
        </draw:frame>
        <draw:frame draw:style-name="gr70" draw:text-style-name="P41" draw:layer="layout" svg:width="0.798cm" svg:height="0.395cm" svg:x="2.344cm" svg:y="3.702cm">
          <draw:text-box>
            <text:p><text:span text:style-name="T36">Najla</text:span></text:p>
          </draw:text-box>
        </draw:frame>
        <draw:frame draw:style-name="gr71" draw:text-style-name="P42" draw:layer="layout" svg:width="0.916cm" svg:height="0.395cm" svg:x="4.344cm" svg:y="3.703cm">
          <draw:text-box>
            <text:p><text:span text:style-name="T37">Douja</text:span></text:p>
          </draw:text-box>
        </draw:frame>
        <draw:frame draw:style-name="gr72" draw:text-style-name="P43" draw:layer="layout" svg:width="0.921cm" svg:height="0.395cm" svg:x="6.344cm" svg:y="3.704cm">
          <draw:text-box>
            <text:p><text:span text:style-name="T38">Zohra</text:span></text:p>
          </draw:text-box>
        </draw:frame>
        <draw:custom-shape draw:style-name="gr73" draw:text-style-name="P3" draw:layer="layout" svg:width="0.5cm" svg:height="0.5cm" svg:x="1.7cm" svg:y="3.6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" draw:layer="layout" svg:width="0.5cm" svg:height="0.5cm" svg:x="3.7cm" svg:y="3.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" draw:layer="layout" svg:width="0.5cm" svg:height="0.5cm" svg:x="5.7cm" svg:y="3.65cm">
          <text:p/>
          <draw:enhanced-geometry svg:viewBox="0 0 21600 21600" draw:type="rectangle" draw:enhanced-path="M 0 0 L 21600 0 21600 21600 0 21600 0 0 Z N"/>
        </draw:custom-shape>
        <draw:frame draw:style-name="gr76" draw:text-style-name="P45" draw:layer="layout" svg:width="2.915cm" svg:height="0.395cm" svg:x="3.493cm" svg:y="4.351cm">
          <draw:text-box>
            <text:p text:style-name="P44"><text:span text:style-name="T35">Jours </text:span><text:span text:style-name="T35">de </text:span><text:span text:style-name="T35">lessi</text:span><text:span text:style-name="T35">vage</text:span></text:p>
          </draw:text-box>
        </draw:frame>
        <draw:custom-shape draw:style-name="gr77" draw:text-style-name="P47" xml:id="id30" draw:id="id30" draw:layer="layout" svg:width="4.5cm" svg:height="1.7cm" svg:x="7.1cm" svg:y="5.5cm">
          <text:p text:style-name="P46"><text:span text:style-name="T29">PP</text:span></text:p>
          <text:p text:style-name="P46">lessive_2</text:p>
          <draw:enhanced-geometry svg:viewBox="0 0 21600 21600" draw:type="rectangle" draw:enhanced-path="M 0 0 L 21600 0 21600 21600 0 21600 0 0 Z N"/>
        </draw:custom-shape>
        <draw:custom-shape draw:style-name="gr78" draw:text-style-name="P47" xml:id="id31" draw:id="id31" draw:layer="layout" svg:width="4.5cm" svg:height="1.7cm" svg:x="3.85cm" svg:y="8.9cm">
          <text:p text:style-name="P46"><text:span text:style-name="T29">procédure</text:span></text:p>
          <text:p text:style-name="P46">saisie</text:p>
          <draw:enhanced-geometry svg:viewBox="0 0 21600 21600" draw:type="rectangle" draw:enhanced-path="M 0 0 L 21600 0 21600 21600 0 21600 0 0 Z N"/>
        </draw:custom-shape>
        <draw:custom-shape draw:style-name="gr79" draw:text-style-name="P47" xml:id="id32" draw:id="id32" draw:layer="layout" svg:width="4.5cm" svg:height="1.7cm" svg:x="10.35cm" svg:y="8.9cm">
          <text:p text:style-name="P46"><text:span text:style-name="T29">fonction</text:span></text:p>
          <text:p text:style-name="P46">ppc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0" draw:text-style-name="P3" draw:layer="layout" draw:type="lines" svg:x1="9.35cm" svg:y1="7.2cm" svg:x2="6.1cm" svg:y2="8.9cm" draw:start-shape="id30" draw:start-glue-point="2" draw:end-shape="id31" draw:end-glue-point="0" svg:d="M9350 7200v541l-3250 618v541" svg:viewBox="0 0 3251 1701">
          <text:p/>
        </draw:connector>
        <draw:connector draw:style-name="gr81" draw:text-style-name="P3" draw:layer="layout" draw:type="lines" svg:x1="9.35cm" svg:y1="7.2cm" svg:x2="12.6cm" svg:y2="8.9cm" draw:start-shape="id30" draw:start-glue-point="2" draw:end-shape="id32" draw:end-glue-point="0" svg:d="M9350 7200v541l3250 618v541" svg:viewBox="0 0 3251 1701">
          <text:p/>
        </draw:connector>
        <draw:frame draw:style-name="gr82" draw:text-style-name="P44" draw:layer="measurelines" svg:width="13.304cm" svg:height="2.864cm" svg:x="2.78cm" svg:y="12.74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fixed"/>
    <style:font-face style:name="Arial1" svg:font-family="Arial" style:font-family-generic="swiss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1131 1580" svg:d="M1013 1491l118 89-567-1580-564 1580 114-85 136-68 148-46 161-17 161 13 153 46z"/>
    <draw:marker draw:name="Extrémités_20_de_20_flèche_20_21" draw:display-name="Extrémités de flèche 21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1131 754" svg:d="M566 0l-566 754 114-85 136-68 148-46 161-17 161 13 153 46 140 68 118 89z"/>
    <draw:marker draw:name="Extrémités_20_de_20_flèche_20_9" draw:display-name="Extrémités de flèche 9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width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6T16:09:51.619000000</meta:creation-date>
    <dc:date>2021-12-19T07:57:45.252078279</dc:date>
    <meta:editing-duration>PT2H22M11S</meta:editing-duration>
    <meta:editing-cycles>7</meta:editing-cycles>
    <meta:generator>LibreOffice/7.2.4.1$Linux_X86_64 LibreOffice_project/b8e68b5bf61ce56d972a163ea31a18aecdcd64cd</meta:generator>
    <meta:document-statistic meta:object-count="152"/>
  </office:meta>
</office:document-meta>
</file>

<file path=Object 1/content.xml><?xml version="1.0" encoding="utf-8"?>
<math xmlns="http://www.w3.org/1998/Math/MathML" display="block">
  <semantics>
    <mrow>
      <mrow>
        <mfrac>
          <mrow>
            <mi>p</mi>
            <mn>1</mn>
          </mrow>
          <mrow>
            <mi>q</mi>
            <mn>1</mn>
          </mrow>
        </mfrac>
        <mo stretchy="false">+</mo>
        <mfrac>
          <mrow>
            <mi>p</mi>
            <mn>2</mn>
          </mrow>
          <mrow>
            <mi>q</mi>
            <mn>2</mn>
          </mrow>
        </mfrac>
      </mrow>
      <mo stretchy="false">=</mo>
      <mfrac>
        <mrow>
          <mi>p</mi>
          <mrow>
            <mn>1</mn>
            <mo stretchy="false">×</mo>
            <mi>q</mi>
          </mrow>
          <mrow>
            <mn>2</mn>
            <mo stretchy="false">+</mo>
            <mi>p</mi>
          </mrow>
          <mrow>
            <mn>2</mn>
            <mo stretchy="false">×</mo>
            <mi>q</mi>
          </mrow>
          <mn>1</mn>
        </mrow>
        <mrow>
          <mi>q</mi>
          <mrow>
            <mn>1</mn>
            <mo stretchy="false">×</mo>
            <mi>q</mi>
          </mrow>
          <mn>2</mn>
        </mrow>
      </mfrac>
      <mo stretchy="false">=</mo>
      <mfrac>
        <mrow>
          <mi>p</mi>
          <mn>3</mn>
        </mrow>
        <mrow>
          <mi>q</mi>
          <mn>3</mn>
        </mrow>
      </mfrac>
      <mo stretchy="false">=</mo>
      <mfrac>
        <mfrac>
          <mrow>
            <mi>p</mi>
            <mn>3</mn>
          </mrow>
          <mrow>
            <mi mathvariant="italic">pgcd</mi>
            <mrow>
              <mo fence="true" form="prefix" stretchy="false">(</mo>
              <mrow>
                <mrow>
                  <mi>p</mi>
                  <mn>3</mn>
                  <mi>,</mi>
                  <mi>q</mi>
                  <mn>3</mn>
                </mrow>
              </mrow>
              <mo fence="true" form="postfix" stretchy="false">)</mo>
            </mrow>
          </mrow>
        </mfrac>
        <mfrac>
          <mrow>
            <mi>q</mi>
            <mn>4</mn>
          </mrow>
          <mrow>
            <mi mathvariant="italic">pgcd</mi>
            <mrow>
              <mo fence="true" form="prefix" stretchy="false">(</mo>
              <mrow>
                <mrow>
                  <mi>p</mi>
                  <mn>3</mn>
                  <mi>,</mi>
                  <mi>q</mi>
                  <mn>3</mn>
                </mrow>
              </mrow>
              <mo fence="true" form="postfix" stretchy="false">)</mo>
            </mrow>
          </mrow>
        </mfrac>
      </mfrac>
      <mo stretchy="false">=</mo>
      <mfrac>
        <mi mathvariant="italic">ps</mi>
        <mi mathvariant="italic">qs</mi>
      </mfrac>
    </mrow>
    <annotation encoding="StarMath 5.0">{p1} over {q1} + {p2} over {q2} = {p1 times q2 + p2 times q1} over { q1 times q2  } = {p3} over {q3} = {{p3} over {pgcd(p3, q3)}} over {{q4} over {pgcd(p3, q3)}} = { ps } over { qs }</annotation>
  </semantics>
</math>
</file>